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578609" table:style-name="ce58">
            <text:p>8,578,609</text:p>
          </table:table-cell>
          <table:table-cell office:value-type="float" office:value="23545680" table:style-name="ce59">
            <text:p>23,545,680</text:p>
          </table:table-cell>
          <table:table-cell office:value-type="float" office:value="11718068" table:style-name="ce59">
            <text:p>11,718,068</text:p>
          </table:table-cell>
          <table:table-cell office:value-type="float" office:value="11827612" table:style-name="ce60">
            <text:p>11,827,612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29672" table:style-name="ce58">
            <text:p>1,529,672</text:p>
          </table:table-cell>
          <table:table-cell office:value-type="float" office:value="3980414" table:style-name="ce63">
            <text:p>3,980,414</text:p>
          </table:table-cell>
          <table:table-cell office:value-type="float" office:value="1952161" table:style-name="ce63">
            <text:p>1,952,161</text:p>
          </table:table-cell>
          <table:table-cell office:value-type="float" office:value="2028253" table:style-name="ce60">
            <text:p>2,028,253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8003" table:style-name="ce58">
            <text:p>1,048,003</text:p>
          </table:table-cell>
          <table:table-cell office:value-type="float" office:value="2693313" table:style-name="ce63">
            <text:p>2,693,313</text:p>
          </table:table-cell>
          <table:table-cell office:value-type="float" office:value="1287959" table:style-name="ce63">
            <text:p>1,287,959</text:p>
          </table:table-cell>
          <table:table-cell office:value-type="float" office:value="1405354" table:style-name="ce60">
            <text:p>1,405,354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74809" table:style-name="ce58">
            <text:p>774,809</text:p>
          </table:table-cell>
          <table:table-cell office:value-type="float" office:value="2156999" table:style-name="ce63">
            <text:p>2,156,999</text:p>
          </table:table-cell>
          <table:table-cell office:value-type="float" office:value="1075714" table:style-name="ce63">
            <text:p>1,075,714</text:p>
          </table:table-cell>
          <table:table-cell office:value-type="float" office:value="1081285" table:style-name="ce60">
            <text:p>1,081,28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47726" table:style-name="ce58">
            <text:p>947,726</text:p>
          </table:table-cell>
          <table:table-cell office:value-type="float" office:value="2772118" table:style-name="ce63">
            <text:p>2,772,118</text:p>
          </table:table-cell>
          <table:table-cell office:value-type="float" office:value="1368268" table:style-name="ce63">
            <text:p>1,368,268</text:p>
          </table:table-cell>
          <table:table-cell office:value-type="float" office:value="1403850" table:style-name="ce60">
            <text:p>1,403,850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79301" table:style-name="ce58">
            <text:p>679,301</text:p>
          </table:table-cell>
          <table:table-cell office:value-type="float" office:value="1886368" table:style-name="ce63">
            <text:p>1,886,368</text:p>
          </table:table-cell>
          <table:table-cell office:value-type="float" office:value="942871" table:style-name="ce63">
            <text:p>942,871</text:p>
          </table:table-cell>
          <table:table-cell office:value-type="float" office:value="943497" table:style-name="ce60">
            <text:p>943,497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84777" table:style-name="ce58">
            <text:p>1,084,777</text:p>
          </table:table-cell>
          <table:table-cell office:value-type="float" office:value="2778726" table:style-name="ce62">
            <text:p>2,778,726</text:p>
          </table:table-cell>
          <table:table-cell office:value-type="float" office:value="1378142" table:style-name="ce63">
            <text:p>1,378,142</text:p>
          </table:table-cell>
          <table:table-cell office:value-type="float" office:value="1400584" table:style-name="ce60">
            <text:p>1,400,584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72197" table:style-name="ce58">
            <text:p>2,472,197</text:p>
          </table:table-cell>
          <table:table-cell office:value-type="float" office:value="7129722" table:style-name="ce62">
            <text:p>7,129,722</text:p>
          </table:table-cell>
          <table:table-cell office:value-type="float" office:value="3638085" table:style-name="ce63">
            <text:p>3,638,085</text:p>
          </table:table-cell>
          <table:table-cell office:value-type="float" office:value="3491637" table:style-name="ce60">
            <text:p>3,491,637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7232" table:style-name="ce37">
            <text:p>167,232</text:p>
          </table:table-cell>
          <table:table-cell office:value-type="float" office:value="457205" table:style-name="ce38">
            <text:p>457,205</text:p>
          </table:table-cell>
          <table:table-cell office:value-type="float" office:value="231495" table:style-name="ce38">
            <text:p>231,495</text:p>
          </table:table-cell>
          <table:table-cell office:value-type="float" office:value="225710" table:style-name="ce38">
            <text:p>225,710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8212" table:style-name="ce37">
            <text:p>188,212</text:p>
          </table:table-cell>
          <table:table-cell office:value-type="float" office:value="548418" table:style-name="ce38">
            <text:p>548,418</text:p>
          </table:table-cell>
          <table:table-cell office:value-type="float" office:value="280483" table:style-name="ce38">
            <text:p>280,483</text:p>
          </table:table-cell>
          <table:table-cell office:value-type="float" office:value="267935" table:style-name="ce38">
            <text:p>267,935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6182" table:style-name="ce37">
            <text:p>186,182</text:p>
          </table:table-cell>
          <table:table-cell office:value-type="float" office:value="557741" table:style-name="ce38">
            <text:p>557,741</text:p>
          </table:table-cell>
          <table:table-cell office:value-type="float" office:value="287715" table:style-name="ce38">
            <text:p>287,715</text:p>
          </table:table-cell>
          <table:table-cell office:value-type="float" office:value="270026" table:style-name="ce38">
            <text:p>270,026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5086" table:style-name="ce37">
            <text:p>385,086</text:p>
          </table:table-cell>
          <table:table-cell office:value-type="float" office:value="1285885" table:style-name="ce38">
            <text:p>1,285,885</text:p>
          </table:table-cell>
          <table:table-cell office:value-type="float" office:value="655930" table:style-name="ce38">
            <text:p>655,930</text:p>
          </table:table-cell>
          <table:table-cell office:value-type="float" office:value="629955" table:style-name="ce38">
            <text:p>629,955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521" table:style-name="ce37">
            <text:p>177,521</text:p>
          </table:table-cell>
          <table:table-cell office:value-type="float" office:value="504098" table:style-name="ce38">
            <text:p>504,098</text:p>
          </table:table-cell>
          <table:table-cell office:value-type="float" office:value="258365" table:style-name="ce38">
            <text:p>258,365</text:p>
          </table:table-cell>
          <table:table-cell office:value-type="float" office:value="245733" table:style-name="ce38">
            <text:p>245,733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9635" table:style-name="ce37">
            <text:p>239,635</text:p>
          </table:table-cell>
          <table:table-cell office:value-type="float" office:value="693525" table:style-name="ce38">
            <text:p>693,525</text:p>
          </table:table-cell>
          <table:table-cell office:value-type="float" office:value="360118" table:style-name="ce38">
            <text:p>360,118</text:p>
          </table:table-cell>
          <table:table-cell office:value-type="float" office:value="333407" table:style-name="ce38">
            <text:p>333,40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517" table:style-name="ce37">
            <text:p>182,517</text:p>
          </table:table-cell>
          <table:table-cell office:value-type="float" office:value="514134" table:style-name="ce38">
            <text:p>514,134</text:p>
          </table:table-cell>
          <table:table-cell office:value-type="float" office:value="267511" table:style-name="ce38">
            <text:p>267,511</text:p>
          </table:table-cell>
          <table:table-cell office:value-type="float" office:value="246623" table:style-name="ce38">
            <text:p>246,6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6056" table:style-name="ce37">
            <text:p>286,056</text:p>
          </table:table-cell>
          <table:table-cell office:value-type="float" office:value="834191" table:style-name="ce38">
            <text:p>834,191</text:p>
          </table:table-cell>
          <table:table-cell office:value-type="float" office:value="426839" table:style-name="ce38">
            <text:p>426,839</text:p>
          </table:table-cell>
          <table:table-cell office:value-type="float" office:value="407352" table:style-name="ce38">
            <text:p>407,3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657" table:style-name="ce37">
            <text:p>82,657</text:p>
          </table:table-cell>
          <table:table-cell office:value-type="float" office:value="220465" table:style-name="ce56">
            <text:p>220,465</text:p>
          </table:table-cell>
          <table:table-cell office:value-type="float" office:value="113979" table:style-name="ce38">
            <text:p>113,979</text:p>
          </table:table-cell>
          <table:table-cell office:value-type="float" office:value="106486" table:style-name="ce38">
            <text:p>106,4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473" table:style-name="ce37">
            <text:p>125,473</text:p>
          </table:table-cell>
          <table:table-cell office:value-type="float" office:value="330484" table:style-name="ce38">
            <text:p>330,484</text:p>
          </table:table-cell>
          <table:table-cell office:value-type="float" office:value="168045" table:style-name="ce38">
            <text:p>168,045</text:p>
          </table:table-cell>
          <table:table-cell office:value-type="float" office:value="162439" table:style-name="ce38">
            <text:p>162,43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385" table:style-name="ce37">
            <text:p>39,385</text:p>
          </table:table-cell>
          <table:table-cell office:value-type="float" office:value="103343" table:style-name="ce38">
            <text:p>103,343</text:p>
          </table:table-cell>
          <table:table-cell office:value-type="float" office:value="53217" table:style-name="ce38">
            <text:p>53,217</text:p>
          </table:table-cell>
          <table:table-cell office:value-type="float" office:value="50126" table:style-name="ce38">
            <text:p>50,12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2116" table:style-name="ce37">
            <text:p>152,116</text:p>
          </table:table-cell>
          <table:table-cell office:value-type="float" office:value="371973" table:style-name="ce38">
            <text:p>371,973</text:p>
          </table:table-cell>
          <table:table-cell office:value-type="float" office:value="186382" table:style-name="ce38">
            <text:p>186,382</text:p>
          </table:table-cell>
          <table:table-cell office:value-type="float" office:value="185591" table:style-name="ce38">
            <text:p>185,5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1044" table:style-name="ce37">
            <text:p>161,044</text:p>
          </table:table-cell>
          <table:table-cell office:value-type="float" office:value="438322" table:style-name="ce38">
            <text:p>438,322</text:p>
          </table:table-cell>
          <table:table-cell office:value-type="float" office:value="216616" table:style-name="ce38">
            <text:p>216,616</text:p>
          </table:table-cell>
          <table:table-cell office:value-type="float" office:value="221706" table:style-name="ce38">
            <text:p>221,7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9081" table:style-name="ce37">
            <text:p>99,081</text:p>
          </table:table-cell>
          <table:table-cell office:value-type="float" office:value="269938" table:style-name="ce38">
            <text:p>269,938</text:p>
          </table:table-cell>
          <table:table-cell office:value-type="float" office:value="131390" table:style-name="ce38">
            <text:p>131,390</text:p>
          </table:table-cell>
          <table:table-cell office:value-type="float" office:value="138548" table:style-name="ce38">
            <text:p>138,54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2124" table:style-name="ce58">
            <text:p>42,124</text:p>
          </table:table-cell>
          <table:table-cell office:value-type="float" office:value="148020" table:style-name="ce62">
            <text:p>148,020</text:p>
          </table:table-cell>
          <table:table-cell office:value-type="float" office:value="74868" table:style-name="ce62">
            <text:p>74,868</text:p>
          </table:table-cell>
          <table:table-cell office:value-type="float" office:value="73152" table:style-name="ce62">
            <text:p>73,1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407" table:style-name="ce37">
            <text:p>39,407</text:p>
          </table:table-cell>
          <table:table-cell office:value-type="float" office:value="135342" table:style-name="ce38">
            <text:p>135,342</text:p>
          </table:table-cell>
          <table:table-cell office:value-type="float" office:value="67643" table:style-name="ce38">
            <text:p>67,643</text:p>
          </table:table-cell>
          <table:table-cell office:value-type="float" office:value="67699" table:style-name="ce38">
            <text:p>67,699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717" table:style-name="ce39">
            <text:p>2,717</text:p>
          </table:table-cell>
          <table:table-cell office:value-type="float" office:value="12678" table:style-name="ce40">
            <text:p>12,678</text:p>
          </table:table-cell>
          <table:table-cell office:value-type="float" office:value="7225" table:style-name="ce40">
            <text:p>7,225</text:p>
          </table:table-cell>
          <table:table-cell office:value-type="float" office:value="5453" table:style-name="ce40">
            <text:p>5,453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6<text:span text:style-name="T2">年</text:span>4<text:span text:style-name="T2">月</text:span>6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29672" table:style-name="ce83">
            <text:p>1,529,672</text:p>
          </table:table-cell>
          <table:table-cell office:value-type="float" office:value="3980414" table:style-name="ce80">
            <text:p>3,980,414</text:p>
          </table:table-cell>
          <table:table-cell office:value-type="float" office:value="1952161" table:style-name="ce80">
            <text:p>1,952,161</text:p>
          </table:table-cell>
          <table:table-cell office:value-type="float" office:value="2028253" table:style-name="ce84">
            <text:p>2,028,25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7047" table:style-name="ce9">
            <text:p>207,047</text:p>
          </table:table-cell>
          <table:table-cell office:value-type="float" office:value="552306" table:style-name="ce11">
            <text:p>552,306</text:p>
          </table:table-cell>
          <table:table-cell office:value-type="float" office:value="269813" table:style-name="ce11">
            <text:p>269,813</text:p>
          </table:table-cell>
          <table:table-cell office:value-type="float" office:value="282493" table:style-name="ce23">
            <text:p>282,49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50257" table:style-name="ce9">
            <text:p>150,257</text:p>
          </table:table-cell>
          <table:table-cell office:value-type="float" office:value="388267" table:style-name="ce11">
            <text:p>388,267</text:p>
          </table:table-cell>
          <table:table-cell office:value-type="float" office:value="191287" table:style-name="ce11">
            <text:p>191,287</text:p>
          </table:table-cell>
          <table:table-cell office:value-type="float" office:value="196980" table:style-name="ce23">
            <text:p>196,98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4263" table:style-name="ce9">
            <text:p>164,263</text:p>
          </table:table-cell>
          <table:table-cell office:value-type="float" office:value="413621" table:style-name="ce11">
            <text:p>413,621</text:p>
          </table:table-cell>
          <table:table-cell office:value-type="float" office:value="201413" table:style-name="ce11">
            <text:p>201,413</text:p>
          </table:table-cell>
          <table:table-cell office:value-type="float" office:value="212208" table:style-name="ce23">
            <text:p>212,20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898" table:style-name="ce9">
            <text:p>90,898</text:p>
          </table:table-cell>
          <table:table-cell office:value-type="float" office:value="224081" table:style-name="ce11">
            <text:p>224,081</text:p>
          </table:table-cell>
          <table:table-cell office:value-type="float" office:value="106431" table:style-name="ce11">
            <text:p>106,431</text:p>
          </table:table-cell>
          <table:table-cell office:value-type="float" office:value="117650" table:style-name="ce23">
            <text:p>117,65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1162" table:style-name="ce9">
            <text:p>151,162</text:p>
          </table:table-cell>
          <table:table-cell office:value-type="float" office:value="414585" table:style-name="ce11">
            <text:p>414,585</text:p>
          </table:table-cell>
          <table:table-cell office:value-type="float" office:value="202560" table:style-name="ce11">
            <text:p>202,560</text:p>
          </table:table-cell>
          <table:table-cell office:value-type="float" office:value="212025" table:style-name="ce23">
            <text:p>212,0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5440" table:style-name="ce9">
            <text:p>125,440</text:p>
          </table:table-cell>
          <table:table-cell office:value-type="float" office:value="301133" table:style-name="ce11">
            <text:p>301,133</text:p>
          </table:table-cell>
          <table:table-cell office:value-type="float" office:value="145107" table:style-name="ce11">
            <text:p>145,107</text:p>
          </table:table-cell>
          <table:table-cell office:value-type="float" office:value="156026" table:style-name="ce23">
            <text:p>156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126" table:style-name="ce9">
            <text:p>66,126</text:p>
          </table:table-cell>
          <table:table-cell office:value-type="float" office:value="184379" table:style-name="ce11">
            <text:p>184,379</text:p>
          </table:table-cell>
          <table:table-cell office:value-type="float" office:value="92011" table:style-name="ce11">
            <text:p>92,011</text:p>
          </table:table-cell>
          <table:table-cell office:value-type="float" office:value="92368" table:style-name="ce23">
            <text:p>92,3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637" table:style-name="ce9">
            <text:p>29,637</text:p>
          </table:table-cell>
          <table:table-cell office:value-type="float" office:value="87008" table:style-name="ce11">
            <text:p>87,008</text:p>
          </table:table-cell>
          <table:table-cell office:value-type="float" office:value="43627" table:style-name="ce11">
            <text:p>43,627</text:p>
          </table:table-cell>
          <table:table-cell office:value-type="float" office:value="43381" table:style-name="ce23">
            <text:p>43,3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2078" table:style-name="ce9">
            <text:p>42,078</text:p>
          </table:table-cell>
          <table:table-cell office:value-type="float" office:value="114349" table:style-name="ce11">
            <text:p>114,349</text:p>
          </table:table-cell>
          <table:table-cell office:value-type="float" office:value="57365" table:style-name="ce11">
            <text:p>57,365</text:p>
          </table:table-cell>
          <table:table-cell office:value-type="float" office:value="56984" table:style-name="ce23">
            <text:p>56,9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2933" table:style-name="ce9">
            <text:p>72,933</text:p>
          </table:table-cell>
          <table:table-cell office:value-type="float" office:value="166591" table:style-name="ce11">
            <text:p>166,591</text:p>
          </table:table-cell>
          <table:table-cell office:value-type="float" office:value="80061" table:style-name="ce11">
            <text:p>80,061</text:p>
          </table:table-cell>
          <table:table-cell office:value-type="float" office:value="86530" table:style-name="ce23">
            <text:p>86,5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6117" table:style-name="ce9">
            <text:p>86,117</text:p>
          </table:table-cell>
          <table:table-cell office:value-type="float" office:value="198130" table:style-name="ce11">
            <text:p>198,130</text:p>
          </table:table-cell>
          <table:table-cell office:value-type="float" office:value="96720" table:style-name="ce11">
            <text:p>96,720</text:p>
          </table:table-cell>
          <table:table-cell office:value-type="float" office:value="101410" table:style-name="ce23">
            <text:p>101,4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70" table:style-name="ce9">
            <text:p>16,170</text:p>
          </table:table-cell>
          <table:table-cell office:value-type="float" office:value="40578" table:style-name="ce11">
            <text:p>40,578</text:p>
          </table:table-cell>
          <table:table-cell office:value-type="float" office:value="20501" table:style-name="ce11">
            <text:p>20,501</text:p>
          </table:table-cell>
          <table:table-cell office:value-type="float" office:value="20077" table:style-name="ce23">
            <text:p>20,0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676" table:style-name="ce9">
            <text:p>86,676</text:p>
          </table:table-cell>
          <table:table-cell office:value-type="float" office:value="238495" table:style-name="ce11">
            <text:p>238,495</text:p>
          </table:table-cell>
          <table:table-cell office:value-type="float" office:value="117769" table:style-name="ce11">
            <text:p>117,769</text:p>
          </table:table-cell>
          <table:table-cell office:value-type="float" office:value="120726" table:style-name="ce23">
            <text:p>120,7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418" table:style-name="ce9">
            <text:p>70,418</text:p>
          </table:table-cell>
          <table:table-cell office:value-type="float" office:value="200959" table:style-name="ce11">
            <text:p>200,959</text:p>
          </table:table-cell>
          <table:table-cell office:value-type="float" office:value="98827" table:style-name="ce11">
            <text:p>98,827</text:p>
          </table:table-cell>
          <table:table-cell office:value-type="float" office:value="102132" table:style-name="ce23">
            <text:p>102,1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0840" table:style-name="ce9">
            <text:p>30,840</text:p>
          </table:table-cell>
          <table:table-cell office:value-type="float" office:value="84188" table:style-name="ce11">
            <text:p>84,188</text:p>
          </table:table-cell>
          <table:table-cell office:value-type="float" office:value="42502" table:style-name="ce11">
            <text:p>42,502</text:p>
          </table:table-cell>
          <table:table-cell office:value-type="float" office:value="41686" table:style-name="ce23">
            <text:p>41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282" table:style-name="ce9">
            <text:p>28,282</text:p>
          </table:table-cell>
          <table:table-cell office:value-type="float" office:value="78919" table:style-name="ce11">
            <text:p>78,919</text:p>
          </table:table-cell>
          <table:table-cell office:value-type="float" office:value="39231" table:style-name="ce11">
            <text:p>39,231</text:p>
          </table:table-cell>
          <table:table-cell office:value-type="float" office:value="39688" table:style-name="ce23">
            <text:p>39,6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0858" table:style-name="ce9">
            <text:p>40,858</text:p>
          </table:table-cell>
          <table:table-cell office:value-type="float" office:value="103866" table:style-name="ce11">
            <text:p>103,866</text:p>
          </table:table-cell>
          <table:table-cell office:value-type="float" office:value="50594" table:style-name="ce11">
            <text:p>50,594</text:p>
          </table:table-cell>
          <table:table-cell office:value-type="float" office:value="53272" table:style-name="ce23">
            <text:p>53,2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44" table:style-name="ce9">
            <text:p>9,544</text:p>
          </table:table-cell>
          <table:table-cell office:value-type="float" office:value="23673" table:style-name="ce11">
            <text:p>23,673</text:p>
          </table:table-cell>
          <table:table-cell office:value-type="float" office:value="11840" table:style-name="ce11">
            <text:p>11,840</text:p>
          </table:table-cell>
          <table:table-cell office:value-type="float" office:value="11833" table:style-name="ce23">
            <text:p>11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9" table:style-name="ce9">
            <text:p>3,369</text:p>
          </table:table-cell>
          <table:table-cell office:value-type="float" office:value="7713" table:style-name="ce11">
            <text:p>7,713</text:p>
          </table:table-cell>
          <table:table-cell office:value-type="float" office:value="4241" table:style-name="ce11">
            <text:p>4,241</text:p>
          </table:table-cell>
          <table:table-cell office:value-type="float" office:value="3472" table:style-name="ce23">
            <text:p>3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13" table:style-name="ce9">
            <text:p>2,513</text:p>
          </table:table-cell>
          <table:table-cell office:value-type="float" office:value="6551" table:style-name="ce11">
            <text:p>6,551</text:p>
          </table:table-cell>
          <table:table-cell office:value-type="float" office:value="3642" table:style-name="ce11">
            <text:p>3,642</text:p>
          </table:table-cell>
          <table:table-cell office:value-type="float" office:value="2909" table:style-name="ce23">
            <text:p>2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29" table:style-name="ce9">
            <text:p>9,429</text:p>
          </table:table-cell>
          <table:table-cell office:value-type="float" office:value="23309" table:style-name="ce11">
            <text:p>23,309</text:p>
          </table:table-cell>
          <table:table-cell office:value-type="float" office:value="11970" table:style-name="ce11">
            <text:p>11,970</text:p>
          </table:table-cell>
          <table:table-cell office:value-type="float" office:value="11339" table:style-name="ce23">
            <text:p>11,3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302" table:style-name="ce9">
            <text:p>4,302</text:p>
          </table:table-cell>
          <table:table-cell office:value-type="float" office:value="12438" table:style-name="ce11">
            <text:p>12,438</text:p>
          </table:table-cell>
          <table:table-cell office:value-type="float" office:value="6437" table:style-name="ce11">
            <text:p>6,437</text:p>
          </table:table-cell>
          <table:table-cell office:value-type="float" office:value="6001" table:style-name="ce23">
            <text:p>6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359" table:style-name="ce9">
            <text:p>14,359</text:p>
          </table:table-cell>
          <table:table-cell office:value-type="float" office:value="38153" table:style-name="ce11">
            <text:p>38,153</text:p>
          </table:table-cell>
          <table:table-cell office:value-type="float" office:value="19017" table:style-name="ce11">
            <text:p>19,017</text:p>
          </table:table-cell>
          <table:table-cell office:value-type="float" office:value="19136" table:style-name="ce23">
            <text:p>19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25" table:style-name="ce9">
            <text:p>2,325</text:p>
          </table:table-cell>
          <table:table-cell office:value-type="float" office:value="4744" table:style-name="ce11">
            <text:p>4,744</text:p>
          </table:table-cell>
          <table:table-cell office:value-type="float" office:value="2623" table:style-name="ce11">
            <text:p>2,623</text:p>
          </table:table-cell>
          <table:table-cell office:value-type="float" office:value="2121" table:style-name="ce23">
            <text:p>2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13" table:style-name="ce9">
            <text:p>3,813</text:p>
          </table:table-cell>
          <table:table-cell office:value-type="float" office:value="9040" table:style-name="ce11">
            <text:p>9,040</text:p>
          </table:table-cell>
          <table:table-cell office:value-type="float" office:value="4876" table:style-name="ce11">
            <text:p>4,876</text:p>
          </table:table-cell>
          <table:table-cell office:value-type="float" office:value="4164" table:style-name="ce23">
            <text:p>4,1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16" table:style-name="ce9">
            <text:p>4,416</text:p>
          </table:table-cell>
          <table:table-cell office:value-type="float" office:value="12648" table:style-name="ce11">
            <text:p>12,648</text:p>
          </table:table-cell>
          <table:table-cell office:value-type="float" office:value="6447" table:style-name="ce11">
            <text:p>6,447</text:p>
          </table:table-cell>
          <table:table-cell office:value-type="float" office:value="6201" table:style-name="ce23">
            <text:p>6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72" table:style-name="ce9">
            <text:p>7,072</text:p>
          </table:table-cell>
          <table:table-cell office:value-type="float" office:value="22123" table:style-name="ce11">
            <text:p>22,123</text:p>
          </table:table-cell>
          <table:table-cell office:value-type="float" office:value="10930" table:style-name="ce11">
            <text:p>10,930</text:p>
          </table:table-cell>
          <table:table-cell office:value-type="float" office:value="11193" table:style-name="ce23">
            <text:p>11,1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67" table:style-name="ce9">
            <text:p>7,467</text:p>
          </table:table-cell>
          <table:table-cell office:value-type="float" office:value="22341" table:style-name="ce11">
            <text:p>22,341</text:p>
          </table:table-cell>
          <table:table-cell office:value-type="float" office:value="11237" table:style-name="ce11">
            <text:p>11,237</text:p>
          </table:table-cell>
          <table:table-cell office:value-type="float" office:value="11104" table:style-name="ce23">
            <text:p>11,10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61" table:style-name="ce16">
            <text:p>1,861</text:p>
          </table:table-cell>
          <table:table-cell office:value-type="float" office:value="6226" table:style-name="ce18">
            <text:p>6,226</text:p>
          </table:table-cell>
          <table:table-cell office:value-type="float" office:value="3082" table:style-name="ce18">
            <text:p>3,082</text:p>
          </table:table-cell>
          <table:table-cell office:value-type="float" office:value="3144" table:style-name="ce19">
            <text:p>3,144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8003" table:style-name="ce72">
            <text:p>1,048,003</text:p>
          </table:table-cell>
          <table:table-cell office:value-type="float" office:value="2693313" table:style-name="ce80">
            <text:p>2,693,313</text:p>
          </table:table-cell>
          <table:table-cell office:value-type="float" office:value="1287959" table:style-name="ce80">
            <text:p>1,287,959</text:p>
          </table:table-cell>
          <table:table-cell office:value-type="float" office:value="1405354" table:style-name="ce74">
            <text:p>1,405,3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369" table:style-name="ce53">
            <text:p>80,369</text:p>
          </table:table-cell>
          <table:table-cell office:value-type="float" office:value="208142" table:style-name="ce11">
            <text:p>208,142</text:p>
          </table:table-cell>
          <table:table-cell office:value-type="float" office:value="97829" table:style-name="ce11">
            <text:p>97,829</text:p>
          </table:table-cell>
          <table:table-cell office:value-type="float" office:value="110313" table:style-name="ce10">
            <text:p>110,3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29" table:style-name="ce53">
            <text:p>89,429</text:p>
          </table:table-cell>
          <table:table-cell office:value-type="float" office:value="227044" table:style-name="ce11">
            <text:p>227,044</text:p>
          </table:table-cell>
          <table:table-cell office:value-type="float" office:value="108526" table:style-name="ce11">
            <text:p>108,526</text:p>
          </table:table-cell>
          <table:table-cell office:value-type="float" office:value="118518" table:style-name="ce10">
            <text:p>118,5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550" table:style-name="ce53">
            <text:p>120,550</text:p>
          </table:table-cell>
          <table:table-cell office:value-type="float" office:value="311360" table:style-name="ce11">
            <text:p>311,360</text:p>
          </table:table-cell>
          <table:table-cell office:value-type="float" office:value="145578" table:style-name="ce11">
            <text:p>145,578</text:p>
          </table:table-cell>
          <table:table-cell office:value-type="float" office:value="165782" table:style-name="ce10">
            <text:p>165,7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711" table:style-name="ce53">
            <text:p>99,711</text:p>
          </table:table-cell>
          <table:table-cell office:value-type="float" office:value="231194" table:style-name="ce11">
            <text:p>231,194</text:p>
          </table:table-cell>
          <table:table-cell office:value-type="float" office:value="107832" table:style-name="ce11">
            <text:p>107,832</text:p>
          </table:table-cell>
          <table:table-cell office:value-type="float" office:value="123362" table:style-name="ce10">
            <text:p>123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142" table:style-name="ce53">
            <text:p>65,142</text:p>
          </table:table-cell>
          <table:table-cell office:value-type="float" office:value="160724" table:style-name="ce11">
            <text:p>160,724</text:p>
          </table:table-cell>
          <table:table-cell office:value-type="float" office:value="76741" table:style-name="ce11">
            <text:p>76,741</text:p>
          </table:table-cell>
          <table:table-cell office:value-type="float" office:value="83983" table:style-name="ce10">
            <text:p>83,9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672" table:style-name="ce53">
            <text:p>51,672</text:p>
          </table:table-cell>
          <table:table-cell office:value-type="float" office:value="129827" table:style-name="ce11">
            <text:p>129,827</text:p>
          </table:table-cell>
          <table:table-cell office:value-type="float" office:value="63317" table:style-name="ce11">
            <text:p>63,317</text:p>
          </table:table-cell>
          <table:table-cell office:value-type="float" office:value="66510" table:style-name="ce10">
            <text:p>66,5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561" table:style-name="ce53">
            <text:p>78,561</text:p>
          </table:table-cell>
          <table:table-cell office:value-type="float" office:value="193036" table:style-name="ce11">
            <text:p>193,036</text:p>
          </table:table-cell>
          <table:table-cell office:value-type="float" office:value="94882" table:style-name="ce11">
            <text:p>94,882</text:p>
          </table:table-cell>
          <table:table-cell office:value-type="float" office:value="98154" table:style-name="ce10">
            <text:p>98,1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5103" table:style-name="ce53">
            <text:p>105,103</text:p>
          </table:table-cell>
          <table:table-cell office:value-type="float" office:value="275058" table:style-name="ce11">
            <text:p>275,058</text:p>
          </table:table-cell>
          <table:table-cell office:value-type="float" office:value="132060" table:style-name="ce11">
            <text:p>132,060</text:p>
          </table:table-cell>
          <table:table-cell office:value-type="float" office:value="142998" table:style-name="ce10">
            <text:p>142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793" table:style-name="ce53">
            <text:p>46,793</text:p>
          </table:table-cell>
          <table:table-cell office:value-type="float" office:value="122322" table:style-name="ce11">
            <text:p>122,322</text:p>
          </table:table-cell>
          <table:table-cell office:value-type="float" office:value="59811" table:style-name="ce11">
            <text:p>59,811</text:p>
          </table:table-cell>
          <table:table-cell office:value-type="float" office:value="62511" table:style-name="ce10">
            <text:p>62,5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336" table:style-name="ce53">
            <text:p>107,336</text:p>
          </table:table-cell>
          <table:table-cell office:value-type="float" office:value="287770" table:style-name="ce11">
            <text:p>287,770</text:p>
          </table:table-cell>
          <table:table-cell office:value-type="float" office:value="137576" table:style-name="ce11">
            <text:p>137,576</text:p>
          </table:table-cell>
          <table:table-cell office:value-type="float" office:value="150194" table:style-name="ce10">
            <text:p>150,1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859" table:style-name="ce53">
            <text:p>106,859</text:p>
          </table:table-cell>
          <table:table-cell office:value-type="float" office:value="289729" table:style-name="ce11">
            <text:p>289,729</text:p>
          </table:table-cell>
          <table:table-cell office:value-type="float" office:value="139794" table:style-name="ce11">
            <text:p>139,794</text:p>
          </table:table-cell>
          <table:table-cell office:value-type="float" office:value="149935" table:style-name="ce10">
            <text:p>149,93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478" table:style-name="ce54">
            <text:p>96,478</text:p>
          </table:table-cell>
          <table:table-cell office:value-type="float" office:value="257107" table:style-name="ce18">
            <text:p>257,107</text:p>
          </table:table-cell>
          <table:table-cell office:value-type="float" office:value="124013" table:style-name="ce18">
            <text:p>124,013</text:p>
          </table:table-cell>
          <table:table-cell office:value-type="float" office:value="133094" table:style-name="ce17">
            <text:p>133,094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74809" table:style-name="ce72">
            <text:p>774,809</text:p>
          </table:table-cell>
          <table:table-cell office:value-type="float" office:value="2156999" table:style-name="ce80">
            <text:p>2,156,999</text:p>
          </table:table-cell>
          <table:table-cell office:value-type="float" office:value="1075714" table:style-name="ce80">
            <text:p>1,075,714</text:p>
          </table:table-cell>
          <table:table-cell office:value-type="float" office:value="1081285" table:style-name="ce84">
            <text:p>1,081,28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3536" table:style-name="ce53">
            <text:p>163,536</text:p>
          </table:table-cell>
          <table:table-cell office:value-type="float" office:value="435979" table:style-name="ce11">
            <text:p>435,979</text:p>
          </table:table-cell>
          <table:table-cell office:value-type="float" office:value="211943" table:style-name="ce11">
            <text:p>211,943</text:p>
          </table:table-cell>
          <table:table-cell office:value-type="float" office:value="224036" table:style-name="ce23">
            <text:p>224,03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5921" table:style-name="ce53">
            <text:p>145,921</text:p>
          </table:table-cell>
          <table:table-cell office:value-type="float" office:value="398449" table:style-name="ce11">
            <text:p>398,449</text:p>
          </table:table-cell>
          <table:table-cell office:value-type="float" office:value="196619" table:style-name="ce11">
            <text:p>196,619</text:p>
          </table:table-cell>
          <table:table-cell office:value-type="float" office:value="201830" table:style-name="ce23">
            <text:p>201,83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1943" table:style-name="ce53">
            <text:p>31,943</text:p>
          </table:table-cell>
          <table:table-cell office:value-type="float" office:value="94144" table:style-name="ce11">
            <text:p>94,144</text:p>
          </table:table-cell>
          <table:table-cell office:value-type="float" office:value="48057" table:style-name="ce11">
            <text:p>48,057</text:p>
          </table:table-cell>
          <table:table-cell office:value-type="float" office:value="46087" table:style-name="ce23">
            <text:p>46,08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6656" table:style-name="ce53">
            <text:p>56,656</text:p>
          </table:table-cell>
          <table:table-cell office:value-type="float" office:value="164683" table:style-name="ce11">
            <text:p>164,683</text:p>
          </table:table-cell>
          <table:table-cell office:value-type="float" office:value="83097" table:style-name="ce11">
            <text:p>83,097</text:p>
          </table:table-cell>
          <table:table-cell office:value-type="float" office:value="81586" table:style-name="ce23">
            <text:p>81,58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7106" table:style-name="ce53">
            <text:p>57,106</text:p>
          </table:table-cell>
          <table:table-cell office:value-type="float" office:value="159468" table:style-name="ce11">
            <text:p>159,468</text:p>
          </table:table-cell>
          <table:table-cell office:value-type="float" office:value="79314" table:style-name="ce11">
            <text:p>79,314</text:p>
          </table:table-cell>
          <table:table-cell office:value-type="float" office:value="80154" table:style-name="ce23">
            <text:p>80,15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1899" table:style-name="ce53">
            <text:p>31,899</text:p>
          </table:table-cell>
          <table:table-cell office:value-type="float" office:value="87649" table:style-name="ce11">
            <text:p>87,649</text:p>
          </table:table-cell>
          <table:table-cell office:value-type="float" office:value="44866" table:style-name="ce11">
            <text:p>44,866</text:p>
          </table:table-cell>
          <table:table-cell office:value-type="float" office:value="42783" table:style-name="ce23">
            <text:p>42,78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59696" table:style-name="ce53">
            <text:p>59,696</text:p>
          </table:table-cell>
          <table:table-cell office:value-type="float" office:value="153991" table:style-name="ce11">
            <text:p>153,991</text:p>
          </table:table-cell>
          <table:table-cell office:value-type="float" office:value="76911" table:style-name="ce11">
            <text:p>76,911</text:p>
          </table:table-cell>
          <table:table-cell office:value-type="float" office:value="77080" table:style-name="ce23">
            <text:p>77,08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8668" table:style-name="ce53">
            <text:p>68,668</text:p>
          </table:table-cell>
          <table:table-cell office:value-type="float" office:value="193920" table:style-name="ce11">
            <text:p>193,920</text:p>
          </table:table-cell>
          <table:table-cell office:value-type="float" office:value="97300" table:style-name="ce11">
            <text:p>97,300</text:p>
          </table:table-cell>
          <table:table-cell office:value-type="float" office:value="96620" table:style-name="ce23">
            <text:p>96,62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1227" table:style-name="ce53">
            <text:p>41,227</text:p>
          </table:table-cell>
          <table:table-cell office:value-type="float" office:value="120589" table:style-name="ce11">
            <text:p>120,589</text:p>
          </table:table-cell>
          <table:table-cell office:value-type="float" office:value="60564" table:style-name="ce11">
            <text:p>60,564</text:p>
          </table:table-cell>
          <table:table-cell office:value-type="float" office:value="60025" table:style-name="ce23">
            <text:p>60,02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6081" table:style-name="ce53">
            <text:p>76,081</text:p>
          </table:table-cell>
          <table:table-cell office:value-type="float" office:value="222377" table:style-name="ce11">
            <text:p>222,377</text:p>
          </table:table-cell>
          <table:table-cell office:value-type="float" office:value="110657" table:style-name="ce11">
            <text:p>110,657</text:p>
          </table:table-cell>
          <table:table-cell office:value-type="float" office:value="111720" table:style-name="ce23">
            <text:p>111,72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066" table:style-name="ce53">
            <text:p>16,066</text:p>
          </table:table-cell>
          <table:table-cell office:value-type="float" office:value="48770" table:style-name="ce11">
            <text:p>48,770</text:p>
          </table:table-cell>
          <table:table-cell office:value-type="float" office:value="25983" table:style-name="ce11">
            <text:p>25,983</text:p>
          </table:table-cell>
          <table:table-cell office:value-type="float" office:value="22787" table:style-name="ce23">
            <text:p>22,78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240" table:style-name="ce53">
            <text:p>22,240</text:p>
          </table:table-cell>
          <table:table-cell office:value-type="float" office:value="65714" table:style-name="ce11">
            <text:p>65,714</text:p>
          </table:table-cell>
          <table:table-cell office:value-type="float" office:value="34268" table:style-name="ce11">
            <text:p>34,268</text:p>
          </table:table-cell>
          <table:table-cell office:value-type="float" office:value="31446" table:style-name="ce23">
            <text:p>31,446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70" table:style-name="ce54">
            <text:p>3,770</text:p>
          </table:table-cell>
          <table:table-cell office:value-type="float" office:value="11266" table:style-name="ce18">
            <text:p>11,266</text:p>
          </table:table-cell>
          <table:table-cell office:value-type="float" office:value="6135" table:style-name="ce18">
            <text:p>6,135</text:p>
          </table:table-cell>
          <table:table-cell office:value-type="float" office:value="5131" table:style-name="ce19">
            <text:p>5,131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6年3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47726" table:style-name="ce72">
            <text:p>947,726</text:p>
          </table:table-cell>
          <table:table-cell office:value-type="float" office:value="2772118" table:style-name="ce80">
            <text:p>2,772,118</text:p>
          </table:table-cell>
          <table:table-cell office:value-type="float" office:value="1368268" table:style-name="ce80">
            <text:p>1,368,268</text:p>
          </table:table-cell>
          <table:table-cell office:value-type="float" office:value="1403850" table:style-name="ce74">
            <text:p>1,403,85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85" table:style-name="ce53">
            <text:p>7,985</text:p>
          </table:table-cell>
          <table:table-cell office:value-type="float" office:value="18739" table:style-name="ce11">
            <text:p>18,739</text:p>
          </table:table-cell>
          <table:table-cell office:value-type="float" office:value="9315" table:style-name="ce11">
            <text:p>9,315</text:p>
          </table:table-cell>
          <table:table-cell office:value-type="float" office:value="9424" table:style-name="ce10">
            <text:p>9,424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650" table:style-name="ce53">
            <text:p>27,650</text:p>
          </table:table-cell>
          <table:table-cell office:value-type="float" office:value="75464" table:style-name="ce11">
            <text:p>75,464</text:p>
          </table:table-cell>
          <table:table-cell office:value-type="float" office:value="37619" table:style-name="ce11">
            <text:p>37,619</text:p>
          </table:table-cell>
          <table:table-cell office:value-type="float" office:value="37845" table:style-name="ce10">
            <text:p>37,845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694" table:style-name="ce53">
            <text:p>47,694</text:p>
          </table:table-cell>
          <table:table-cell office:value-type="float" office:value="123750" table:style-name="ce11">
            <text:p>123,750</text:p>
          </table:table-cell>
          <table:table-cell office:value-type="float" office:value="59522" table:style-name="ce11">
            <text:p>59,522</text:p>
          </table:table-cell>
          <table:table-cell office:value-type="float" office:value="64228" table:style-name="ce10">
            <text:p>64,228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585" table:style-name="ce53">
            <text:p>45,585</text:p>
          </table:table-cell>
          <table:table-cell office:value-type="float" office:value="115882" table:style-name="ce11">
            <text:p>115,882</text:p>
          </table:table-cell>
          <table:table-cell office:value-type="float" office:value="55060" table:style-name="ce11">
            <text:p>55,060</text:p>
          </table:table-cell>
          <table:table-cell office:value-type="float" office:value="60822" table:style-name="ce10">
            <text:p>60,82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9074" table:style-name="ce53">
            <text:p>59,074</text:p>
          </table:table-cell>
          <table:table-cell office:value-type="float" office:value="147741" table:style-name="ce11">
            <text:p>147,741</text:p>
          </table:table-cell>
          <table:table-cell office:value-type="float" office:value="70778" table:style-name="ce11">
            <text:p>70,778</text:p>
          </table:table-cell>
          <table:table-cell office:value-type="float" office:value="76963" table:style-name="ce10">
            <text:p>76,96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4706" table:style-name="ce53">
            <text:p>84,706</text:p>
          </table:table-cell>
          <table:table-cell office:value-type="float" office:value="225324" table:style-name="ce11">
            <text:p>225,324</text:p>
          </table:table-cell>
          <table:table-cell office:value-type="float" office:value="108408" table:style-name="ce11">
            <text:p>108,408</text:p>
          </table:table-cell>
          <table:table-cell office:value-type="float" office:value="116916" table:style-name="ce10">
            <text:p>116,916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1086" table:style-name="ce53">
            <text:p>61,086</text:p>
          </table:table-cell>
          <table:table-cell office:value-type="float" office:value="166932" table:style-name="ce11">
            <text:p>166,932</text:p>
          </table:table-cell>
          <table:table-cell office:value-type="float" office:value="79849" table:style-name="ce11">
            <text:p>79,849</text:p>
          </table:table-cell>
          <table:table-cell office:value-type="float" office:value="87083" table:style-name="ce10">
            <text:p>87,08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8286" table:style-name="ce53">
            <text:p>98,286</text:p>
          </table:table-cell>
          <table:table-cell office:value-type="float" office:value="271569" table:style-name="ce11">
            <text:p>271,569</text:p>
          </table:table-cell>
          <table:table-cell office:value-type="float" office:value="130487" table:style-name="ce11">
            <text:p>130,487</text:p>
          </table:table-cell>
          <table:table-cell office:value-type="float" office:value="141082" table:style-name="ce10">
            <text:p>141,08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258" table:style-name="ce53">
            <text:p>53,258</text:p>
          </table:table-cell>
          <table:table-cell office:value-type="float" office:value="166815" table:style-name="ce11">
            <text:p>166,815</text:p>
          </table:table-cell>
          <table:table-cell office:value-type="float" office:value="82518" table:style-name="ce11">
            <text:p>82,518</text:p>
          </table:table-cell>
          <table:table-cell office:value-type="float" office:value="84297" table:style-name="ce10">
            <text:p>84,29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375" table:style-name="ce53">
            <text:p>17,375</text:p>
          </table:table-cell>
          <table:table-cell office:value-type="float" office:value="50884" table:style-name="ce11">
            <text:p>50,884</text:p>
          </table:table-cell>
          <table:table-cell office:value-type="float" office:value="26195" table:style-name="ce11">
            <text:p>26,195</text:p>
          </table:table-cell>
          <table:table-cell office:value-type="float" office:value="24689" table:style-name="ce10">
            <text:p>24,68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942" table:style-name="ce53">
            <text:p>22,942</text:p>
          </table:table-cell>
          <table:table-cell office:value-type="float" office:value="77730" table:style-name="ce11">
            <text:p>77,730</text:p>
          </table:table-cell>
          <table:table-cell office:value-type="float" office:value="39124" table:style-name="ce11">
            <text:p>39,124</text:p>
          </table:table-cell>
          <table:table-cell office:value-type="float" office:value="38606" table:style-name="ce10">
            <text:p>38,60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6956" table:style-name="ce53">
            <text:p>26,956</text:p>
          </table:table-cell>
          <table:table-cell office:value-type="float" office:value="86409" table:style-name="ce11">
            <text:p>86,409</text:p>
          </table:table-cell>
          <table:table-cell office:value-type="float" office:value="44345" table:style-name="ce11">
            <text:p>44,345</text:p>
          </table:table-cell>
          <table:table-cell office:value-type="float" office:value="42064" table:style-name="ce10">
            <text:p>42,06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8986" table:style-name="ce53">
            <text:p>28,986</text:p>
          </table:table-cell>
          <table:table-cell office:value-type="float" office:value="91708" table:style-name="ce11">
            <text:p>91,708</text:p>
          </table:table-cell>
          <table:table-cell office:value-type="float" office:value="46329" table:style-name="ce11">
            <text:p>46,329</text:p>
          </table:table-cell>
          <table:table-cell office:value-type="float" office:value="45379" table:style-name="ce10">
            <text:p>45,37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565" table:style-name="ce53">
            <text:p>17,565</text:p>
          </table:table-cell>
          <table:table-cell office:value-type="float" office:value="57751" table:style-name="ce11">
            <text:p>57,751</text:p>
          </table:table-cell>
          <table:table-cell office:value-type="float" office:value="29013" table:style-name="ce11">
            <text:p>29,013</text:p>
          </table:table-cell>
          <table:table-cell office:value-type="float" office:value="28738" table:style-name="ce10">
            <text:p>28,73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6020" table:style-name="ce53">
            <text:p>16,020</text:p>
          </table:table-cell>
          <table:table-cell office:value-type="float" office:value="54321" table:style-name="ce11">
            <text:p>54,321</text:p>
          </table:table-cell>
          <table:table-cell office:value-type="float" office:value="27615" table:style-name="ce11">
            <text:p>27,615</text:p>
          </table:table-cell>
          <table:table-cell office:value-type="float" office:value="26706" table:style-name="ce10">
            <text:p>26,70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335" table:style-name="ce53">
            <text:p>19,335</text:p>
          </table:table-cell>
          <table:table-cell office:value-type="float" office:value="65599" table:style-name="ce11">
            <text:p>65,599</text:p>
          </table:table-cell>
          <table:table-cell office:value-type="float" office:value="33507" table:style-name="ce11">
            <text:p>33,507</text:p>
          </table:table-cell>
          <table:table-cell office:value-type="float" office:value="32092" table:style-name="ce10">
            <text:p>32,09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6016" table:style-name="ce53">
            <text:p>36,016</text:p>
          </table:table-cell>
          <table:table-cell office:value-type="float" office:value="107624" table:style-name="ce11">
            <text:p>107,624</text:p>
          </table:table-cell>
          <table:table-cell office:value-type="float" office:value="53247" table:style-name="ce11">
            <text:p>53,247</text:p>
          </table:table-cell>
          <table:table-cell office:value-type="float" office:value="54377" table:style-name="ce10">
            <text:p>54,37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239" table:style-name="ce53">
            <text:p>29,239</text:p>
          </table:table-cell>
          <table:table-cell office:value-type="float" office:value="94725" table:style-name="ce11">
            <text:p>94,725</text:p>
          </table:table-cell>
          <table:table-cell office:value-type="float" office:value="47312" table:style-name="ce11">
            <text:p>47,312</text:p>
          </table:table-cell>
          <table:table-cell office:value-type="float" office:value="47413" table:style-name="ce10">
            <text:p>47,41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49" table:style-name="ce53">
            <text:p>7,549</text:p>
          </table:table-cell>
          <table:table-cell office:value-type="float" office:value="24880" table:style-name="ce11">
            <text:p>24,880</text:p>
          </table:table-cell>
          <table:table-cell office:value-type="float" office:value="12888" table:style-name="ce11">
            <text:p>12,888</text:p>
          </table:table-cell>
          <table:table-cell office:value-type="float" office:value="11992" table:style-name="ce10">
            <text:p>11,99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902" table:style-name="ce53">
            <text:p>4,902</text:p>
          </table:table-cell>
          <table:table-cell office:value-type="float" office:value="15140" table:style-name="ce11">
            <text:p>15,140</text:p>
          </table:table-cell>
          <table:table-cell office:value-type="float" office:value="7859" table:style-name="ce11">
            <text:p>7,859</text:p>
          </table:table-cell>
          <table:table-cell office:value-type="float" office:value="7281" table:style-name="ce10">
            <text:p>7,28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628" table:style-name="ce53">
            <text:p>9,628</text:p>
          </table:table-cell>
          <table:table-cell office:value-type="float" office:value="31986" table:style-name="ce11">
            <text:p>31,986</text:p>
          </table:table-cell>
          <table:table-cell office:value-type="float" office:value="16425" table:style-name="ce11">
            <text:p>16,425</text:p>
          </table:table-cell>
          <table:table-cell office:value-type="float" office:value="15561" table:style-name="ce10">
            <text:p>15,56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57" table:style-name="ce53">
            <text:p>5,457</text:p>
          </table:table-cell>
          <table:table-cell office:value-type="float" office:value="19387" table:style-name="ce11">
            <text:p>19,387</text:p>
          </table:table-cell>
          <table:table-cell office:value-type="float" office:value="10239" table:style-name="ce11">
            <text:p>10,239</text:p>
          </table:table-cell>
          <table:table-cell office:value-type="float" office:value="9148" table:style-name="ce10">
            <text:p>9,14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4142" table:style-name="ce53">
            <text:p>24,142</text:p>
          </table:table-cell>
          <table:table-cell office:value-type="float" office:value="73954" table:style-name="ce11">
            <text:p>73,954</text:p>
          </table:table-cell>
          <table:table-cell office:value-type="float" office:value="37184" table:style-name="ce11">
            <text:p>37,184</text:p>
          </table:table-cell>
          <table:table-cell office:value-type="float" office:value="36770" table:style-name="ce10">
            <text:p>36,77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491" table:style-name="ce53">
            <text:p>17,491</text:p>
          </table:table-cell>
          <table:table-cell office:value-type="float" office:value="57238" table:style-name="ce11">
            <text:p>57,238</text:p>
          </table:table-cell>
          <table:table-cell office:value-type="float" office:value="29215" table:style-name="ce11">
            <text:p>29,215</text:p>
          </table:table-cell>
          <table:table-cell office:value-type="float" office:value="28023" table:style-name="ce10">
            <text:p>28,02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792" table:style-name="ce53">
            <text:p>22,792</text:p>
          </table:table-cell>
          <table:table-cell office:value-type="float" office:value="77214" table:style-name="ce11">
            <text:p>77,214</text:p>
          </table:table-cell>
          <table:table-cell office:value-type="float" office:value="38950" table:style-name="ce11">
            <text:p>38,950</text:p>
          </table:table-cell>
          <table:table-cell office:value-type="float" office:value="38264" table:style-name="ce10">
            <text:p>38,26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20037" table:style-name="ce53">
            <text:p>20,037</text:p>
          </table:table-cell>
          <table:table-cell office:value-type="float" office:value="64985" table:style-name="ce11">
            <text:p>64,985</text:p>
          </table:table-cell>
          <table:table-cell office:value-type="float" office:value="33005" table:style-name="ce11">
            <text:p>33,005</text:p>
          </table:table-cell>
          <table:table-cell office:value-type="float" office:value="31980" table:style-name="ce10">
            <text:p>31,98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2500" table:style-name="ce53">
            <text:p>62,500</text:p>
          </table:table-cell>
          <table:table-cell office:value-type="float" office:value="186769" table:style-name="ce11">
            <text:p>186,769</text:p>
          </table:table-cell>
          <table:table-cell office:value-type="float" office:value="92707" table:style-name="ce11">
            <text:p>92,707</text:p>
          </table:table-cell>
          <table:table-cell office:value-type="float" office:value="94062" table:style-name="ce10">
            <text:p>94,06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8950" table:style-name="ce53">
            <text:p>68,950</text:p>
          </table:table-cell>
          <table:table-cell office:value-type="float" office:value="210769" table:style-name="ce11">
            <text:p>210,769</text:p>
          </table:table-cell>
          <table:table-cell office:value-type="float" office:value="103712" table:style-name="ce11">
            <text:p>103,712</text:p>
          </table:table-cell>
          <table:table-cell office:value-type="float" office:value="107057" table:style-name="ce10">
            <text:p>107,05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520" table:style-name="ce54">
            <text:p>4,520</text:p>
          </table:table-cell>
          <table:table-cell office:value-type="float" office:value="10829" table:style-name="ce18">
            <text:p>10,829</text:p>
          </table:table-cell>
          <table:table-cell office:value-type="float" office:value="5841" table:style-name="ce18">
            <text:p>5,841</text:p>
          </table:table-cell>
          <table:table-cell office:value-type="float" office:value="4988" table:style-name="ce17">
            <text:p>4,988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79301" table:style-name="ce72">
            <text:p>679,301</text:p>
          </table:table-cell>
          <table:table-cell office:value-type="float" office:value="1886368" table:style-name="ce80">
            <text:p>1,886,368</text:p>
          </table:table-cell>
          <table:table-cell office:value-type="float" office:value="942871" table:style-name="ce80">
            <text:p>942,871</text:p>
          </table:table-cell>
          <table:table-cell office:value-type="float" office:value="943497" table:style-name="ce74">
            <text:p>943,4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921" table:style-name="ce53">
            <text:p>28,921</text:p>
          </table:table-cell>
          <table:table-cell office:value-type="float" office:value="78185" table:style-name="ce11">
            <text:p>78,185</text:p>
          </table:table-cell>
          <table:table-cell office:value-type="float" office:value="38687" table:style-name="ce11">
            <text:p>38,687</text:p>
          </table:table-cell>
          <table:table-cell office:value-type="float" office:value="39498" table:style-name="ce10">
            <text:p>39,4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73" table:style-name="ce53">
            <text:p>10,073</text:p>
          </table:table-cell>
          <table:table-cell office:value-type="float" office:value="25777" table:style-name="ce11">
            <text:p>25,777</text:p>
          </table:table-cell>
          <table:table-cell office:value-type="float" office:value="13456" table:style-name="ce11">
            <text:p>13,456</text:p>
          </table:table-cell>
          <table:table-cell office:value-type="float" office:value="12321" table:style-name="ce10">
            <text:p>12,3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30" table:style-name="ce53">
            <text:p>10,830</text:p>
          </table:table-cell>
          <table:table-cell office:value-type="float" office:value="28717" table:style-name="ce11">
            <text:p>28,717</text:p>
          </table:table-cell>
          <table:table-cell office:value-type="float" office:value="15014" table:style-name="ce11">
            <text:p>15,014</text:p>
          </table:table-cell>
          <table:table-cell office:value-type="float" office:value="13703" table:style-name="ce10">
            <text:p>13,7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78" table:style-name="ce53">
            <text:p>7,878</text:p>
          </table:table-cell>
          <table:table-cell office:value-type="float" office:value="21404" table:style-name="ce11">
            <text:p>21,404</text:p>
          </table:table-cell>
          <table:table-cell office:value-type="float" office:value="11178" table:style-name="ce11">
            <text:p>11,178</text:p>
          </table:table-cell>
          <table:table-cell office:value-type="float" office:value="10226" table:style-name="ce10">
            <text:p>10,2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78" table:style-name="ce53">
            <text:p>8,878</text:p>
          </table:table-cell>
          <table:table-cell office:value-type="float" office:value="23980" table:style-name="ce11">
            <text:p>23,980</text:p>
          </table:table-cell>
          <table:table-cell office:value-type="float" office:value="12473" table:style-name="ce11">
            <text:p>12,473</text:p>
          </table:table-cell>
          <table:table-cell office:value-type="float" office:value="11507" table:style-name="ce10">
            <text:p>11,5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403" table:style-name="ce53">
            <text:p>8,403</text:p>
          </table:table-cell>
          <table:table-cell office:value-type="float" office:value="21228" table:style-name="ce11">
            <text:p>21,228</text:p>
          </table:table-cell>
          <table:table-cell office:value-type="float" office:value="11267" table:style-name="ce11">
            <text:p>11,267</text:p>
          </table:table-cell>
          <table:table-cell office:value-type="float" office:value="9961" table:style-name="ce10">
            <text:p>9,9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746" table:style-name="ce53">
            <text:p>15,746</text:p>
          </table:table-cell>
          <table:table-cell office:value-type="float" office:value="44794" table:style-name="ce11">
            <text:p>44,794</text:p>
          </table:table-cell>
          <table:table-cell office:value-type="float" office:value="22753" table:style-name="ce11">
            <text:p>22,753</text:p>
          </table:table-cell>
          <table:table-cell office:value-type="float" office:value="22041" table:style-name="ce10">
            <text:p>22,0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098" table:style-name="ce53">
            <text:p>9,098</text:p>
          </table:table-cell>
          <table:table-cell office:value-type="float" office:value="24426" table:style-name="ce11">
            <text:p>24,426</text:p>
          </table:table-cell>
          <table:table-cell office:value-type="float" office:value="12594" table:style-name="ce11">
            <text:p>12,594</text:p>
          </table:table-cell>
          <table:table-cell office:value-type="float" office:value="11832" table:style-name="ce10">
            <text:p>11,8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18" table:style-name="ce53">
            <text:p>7,718</text:p>
          </table:table-cell>
          <table:table-cell office:value-type="float" office:value="22375" table:style-name="ce11">
            <text:p>22,375</text:p>
          </table:table-cell>
          <table:table-cell office:value-type="float" office:value="11582" table:style-name="ce11">
            <text:p>11,582</text:p>
          </table:table-cell>
          <table:table-cell office:value-type="float" office:value="10793" table:style-name="ce10">
            <text:p>10,7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907" table:style-name="ce53">
            <text:p>7,907</text:p>
          </table:table-cell>
          <table:table-cell office:value-type="float" office:value="21505" table:style-name="ce11">
            <text:p>21,505</text:p>
          </table:table-cell>
          <table:table-cell office:value-type="float" office:value="10957" table:style-name="ce11">
            <text:p>10,957</text:p>
          </table:table-cell>
          <table:table-cell office:value-type="float" office:value="10548" table:style-name="ce10">
            <text:p>10,5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900" table:style-name="ce53">
            <text:p>3,900</text:p>
          </table:table-cell>
          <table:table-cell office:value-type="float" office:value="9937" table:style-name="ce11">
            <text:p>9,937</text:p>
          </table:table-cell>
          <table:table-cell office:value-type="float" office:value="5311" table:style-name="ce11">
            <text:p>5,311</text:p>
          </table:table-cell>
          <table:table-cell office:value-type="float" office:value="4626" table:style-name="ce10">
            <text:p>4,6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557" table:style-name="ce53">
            <text:p>20,557</text:p>
          </table:table-cell>
          <table:table-cell office:value-type="float" office:value="59477" table:style-name="ce11">
            <text:p>59,477</text:p>
          </table:table-cell>
          <table:table-cell office:value-type="float" office:value="29497" table:style-name="ce11">
            <text:p>29,497</text:p>
          </table:table-cell>
          <table:table-cell office:value-type="float" office:value="29980" table:style-name="ce10">
            <text:p>29,9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1" table:style-name="ce53">
            <text:p>9,661</text:p>
          </table:table-cell>
          <table:table-cell office:value-type="float" office:value="26266" table:style-name="ce11">
            <text:p>26,266</text:p>
          </table:table-cell>
          <table:table-cell office:value-type="float" office:value="13428" table:style-name="ce11">
            <text:p>13,428</text:p>
          </table:table-cell>
          <table:table-cell office:value-type="float" office:value="12838" table:style-name="ce10">
            <text:p>12,8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71" table:style-name="ce53">
            <text:p>8,171</text:p>
          </table:table-cell>
          <table:table-cell office:value-type="float" office:value="24873" table:style-name="ce11">
            <text:p>24,873</text:p>
          </table:table-cell>
          <table:table-cell office:value-type="float" office:value="12598" table:style-name="ce11">
            <text:p>12,598</text:p>
          </table:table-cell>
          <table:table-cell office:value-type="float" office:value="12275" table:style-name="ce10">
            <text:p>12,2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45" table:style-name="ce53">
            <text:p>8,045</text:p>
          </table:table-cell>
          <table:table-cell office:value-type="float" office:value="23179" table:style-name="ce11">
            <text:p>23,179</text:p>
          </table:table-cell>
          <table:table-cell office:value-type="float" office:value="11988" table:style-name="ce11">
            <text:p>11,988</text:p>
          </table:table-cell>
          <table:table-cell office:value-type="float" office:value="11191" table:style-name="ce10">
            <text:p>11,1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306" table:style-name="ce53">
            <text:p>7,306</text:p>
          </table:table-cell>
          <table:table-cell office:value-type="float" office:value="19972" table:style-name="ce11">
            <text:p>19,972</text:p>
          </table:table-cell>
          <table:table-cell office:value-type="float" office:value="10162" table:style-name="ce11">
            <text:p>10,162</text:p>
          </table:table-cell>
          <table:table-cell office:value-type="float" office:value="9810" table:style-name="ce10">
            <text:p>9,8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71" table:style-name="ce53">
            <text:p>4,271</text:p>
          </table:table-cell>
          <table:table-cell office:value-type="float" office:value="11277" table:style-name="ce11">
            <text:p>11,277</text:p>
          </table:table-cell>
          <table:table-cell office:value-type="float" office:value="5722" table:style-name="ce11">
            <text:p>5,722</text:p>
          </table:table-cell>
          <table:table-cell office:value-type="float" office:value="5555" table:style-name="ce10">
            <text:p>5,5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70" table:style-name="ce53">
            <text:p>14,370</text:p>
          </table:table-cell>
          <table:table-cell office:value-type="float" office:value="43692" table:style-name="ce11">
            <text:p>43,692</text:p>
          </table:table-cell>
          <table:table-cell office:value-type="float" office:value="22266" table:style-name="ce11">
            <text:p>22,266</text:p>
          </table:table-cell>
          <table:table-cell office:value-type="float" office:value="21426" table:style-name="ce10">
            <text:p>21,4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337" table:style-name="ce53">
            <text:p>17,337</text:p>
          </table:table-cell>
          <table:table-cell office:value-type="float" office:value="47836" table:style-name="ce11">
            <text:p>47,836</text:p>
          </table:table-cell>
          <table:table-cell office:value-type="float" office:value="24099" table:style-name="ce11">
            <text:p>24,099</text:p>
          </table:table-cell>
          <table:table-cell office:value-type="float" office:value="23737" table:style-name="ce10">
            <text:p>23,7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085" table:style-name="ce53">
            <text:p>12,085</text:p>
          </table:table-cell>
          <table:table-cell office:value-type="float" office:value="36291" table:style-name="ce11">
            <text:p>36,291</text:p>
          </table:table-cell>
          <table:table-cell office:value-type="float" office:value="18221" table:style-name="ce11">
            <text:p>18,221</text:p>
          </table:table-cell>
          <table:table-cell office:value-type="float" office:value="18070" table:style-name="ce10">
            <text:p>18,0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000" table:style-name="ce53">
            <text:p>10,000</text:p>
          </table:table-cell>
          <table:table-cell office:value-type="float" office:value="30446" table:style-name="ce11">
            <text:p>30,446</text:p>
          </table:table-cell>
          <table:table-cell office:value-type="float" office:value="15631" table:style-name="ce11">
            <text:p>15,631</text:p>
          </table:table-cell>
          <table:table-cell office:value-type="float" office:value="14815" table:style-name="ce10">
            <text:p>14,8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693" table:style-name="ce53">
            <text:p>2,693</text:p>
          </table:table-cell>
          <table:table-cell office:value-type="float" office:value="7343" table:style-name="ce11">
            <text:p>7,343</text:p>
          </table:table-cell>
          <table:table-cell office:value-type="float" office:value="3851" table:style-name="ce11">
            <text:p>3,851</text:p>
          </table:table-cell>
          <table:table-cell office:value-type="float" office:value="3492" table:style-name="ce10">
            <text:p>3,4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28" table:style-name="ce53">
            <text:p>5,128</text:p>
          </table:table-cell>
          <table:table-cell office:value-type="float" office:value="14217" table:style-name="ce11">
            <text:p>14,217</text:p>
          </table:table-cell>
          <table:table-cell office:value-type="float" office:value="7360" table:style-name="ce11">
            <text:p>7,360</text:p>
          </table:table-cell>
          <table:table-cell office:value-type="float" office:value="6857" table:style-name="ce10">
            <text:p>6,8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19" table:style-name="ce53">
            <text:p>3,519</text:p>
          </table:table-cell>
          <table:table-cell office:value-type="float" office:value="9836" table:style-name="ce11">
            <text:p>9,836</text:p>
          </table:table-cell>
          <table:table-cell office:value-type="float" office:value="5206" table:style-name="ce11">
            <text:p>5,206</text:p>
          </table:table-cell>
          <table:table-cell office:value-type="float" office:value="4630" table:style-name="ce10">
            <text:p>4,6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71" table:style-name="ce53">
            <text:p>2,871</text:p>
          </table:table-cell>
          <table:table-cell office:value-type="float" office:value="8819" table:style-name="ce11">
            <text:p>8,819</text:p>
          </table:table-cell>
          <table:table-cell office:value-type="float" office:value="4763" table:style-name="ce11">
            <text:p>4,763</text:p>
          </table:table-cell>
          <table:table-cell office:value-type="float" office:value="4056" table:style-name="ce10">
            <text:p>4,0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80" table:style-name="ce53">
            <text:p>1,980</text:p>
          </table:table-cell>
          <table:table-cell office:value-type="float" office:value="4940" table:style-name="ce11">
            <text:p>4,940</text:p>
          </table:table-cell>
          <table:table-cell office:value-type="float" office:value="2772" table:style-name="ce11">
            <text:p>2,772</text:p>
          </table:table-cell>
          <table:table-cell office:value-type="float" office:value="2168" table:style-name="ce10">
            <text:p>2,1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410" table:style-name="ce53">
            <text:p>27,410</text:p>
          </table:table-cell>
          <table:table-cell office:value-type="float" office:value="74951" table:style-name="ce11">
            <text:p>74,951</text:p>
          </table:table-cell>
          <table:table-cell office:value-type="float" office:value="38020" table:style-name="ce11">
            <text:p>38,020</text:p>
          </table:table-cell>
          <table:table-cell office:value-type="float" office:value="36931" table:style-name="ce10">
            <text:p>36,9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587" table:style-name="ce53">
            <text:p>22,587</text:p>
          </table:table-cell>
          <table:table-cell office:value-type="float" office:value="68274" table:style-name="ce11">
            <text:p>68,274</text:p>
          </table:table-cell>
          <table:table-cell office:value-type="float" office:value="34703" table:style-name="ce11">
            <text:p>34,703</text:p>
          </table:table-cell>
          <table:table-cell office:value-type="float" office:value="33571" table:style-name="ce10">
            <text:p>33,5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69" table:style-name="ce53">
            <text:p>11,069</text:p>
          </table:table-cell>
          <table:table-cell office:value-type="float" office:value="34530" table:style-name="ce11">
            <text:p>34,530</text:p>
          </table:table-cell>
          <table:table-cell office:value-type="float" office:value="17823" table:style-name="ce11">
            <text:p>17,823</text:p>
          </table:table-cell>
          <table:table-cell office:value-type="float" office:value="16707" table:style-name="ce10">
            <text:p>16,7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46" table:style-name="ce53">
            <text:p>1,546</text:p>
          </table:table-cell>
          <table:table-cell office:value-type="float" office:value="4087" table:style-name="ce11">
            <text:p>4,087</text:p>
          </table:table-cell>
          <table:table-cell office:value-type="float" office:value="2183" table:style-name="ce11">
            <text:p>2,183</text:p>
          </table:table-cell>
          <table:table-cell office:value-type="float" office:value="1904" table:style-name="ce10">
            <text:p>1,9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3208" table:style-name="ce53">
            <text:p>83,208</text:p>
          </table:table-cell>
          <table:table-cell office:value-type="float" office:value="232685" table:style-name="ce11">
            <text:p>232,685</text:p>
          </table:table-cell>
          <table:table-cell office:value-type="float" office:value="114747" table:style-name="ce11">
            <text:p>114,747</text:p>
          </table:table-cell>
          <table:table-cell office:value-type="float" office:value="117938" table:style-name="ce10">
            <text:p>117,9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890" table:style-name="ce53">
            <text:p>71,890</text:p>
          </table:table-cell>
          <table:table-cell office:value-type="float" office:value="187838" table:style-name="ce11">
            <text:p>187,838</text:p>
          </table:table-cell>
          <table:table-cell office:value-type="float" office:value="90124" table:style-name="ce11">
            <text:p>90,124</text:p>
          </table:table-cell>
          <table:table-cell office:value-type="float" office:value="97714" table:style-name="ce10">
            <text:p>97,7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402" table:style-name="ce53">
            <text:p>45,402</text:p>
          </table:table-cell>
          <table:table-cell office:value-type="float" office:value="125781" table:style-name="ce11">
            <text:p>125,781</text:p>
          </table:table-cell>
          <table:table-cell office:value-type="float" office:value="62369" table:style-name="ce11">
            <text:p>62,369</text:p>
          </table:table-cell>
          <table:table-cell office:value-type="float" office:value="63412" table:style-name="ce10">
            <text:p>63,4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553" table:style-name="ce53">
            <text:p>50,553</text:p>
          </table:table-cell>
          <table:table-cell office:value-type="float" office:value="132842" table:style-name="ce11">
            <text:p>132,842</text:p>
          </table:table-cell>
          <table:table-cell office:value-type="float" office:value="64694" table:style-name="ce11">
            <text:p>64,694</text:p>
          </table:table-cell>
          <table:table-cell office:value-type="float" office:value="68148" table:style-name="ce10">
            <text:p>68,1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243" table:style-name="ce53">
            <text:p>62,243</text:p>
          </table:table-cell>
          <table:table-cell office:value-type="float" office:value="191478" table:style-name="ce11">
            <text:p>191,478</text:p>
          </table:table-cell>
          <table:table-cell office:value-type="float" office:value="96574" table:style-name="ce11">
            <text:p>96,574</text:p>
          </table:table-cell>
          <table:table-cell office:value-type="float" office:value="94904" table:style-name="ce10">
            <text:p>94,9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255" table:style-name="ce53">
            <text:p>25,255</text:p>
          </table:table-cell>
          <table:table-cell office:value-type="float" office:value="65957" table:style-name="ce11">
            <text:p>65,957</text:p>
          </table:table-cell>
          <table:table-cell office:value-type="float" office:value="31326" table:style-name="ce11">
            <text:p>31,326</text:p>
          </table:table-cell>
          <table:table-cell office:value-type="float" office:value="34631" table:style-name="ce10">
            <text:p>34,63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792" table:style-name="ce54">
            <text:p>30,792</text:p>
          </table:table-cell>
          <table:table-cell office:value-type="float" office:value="77153" table:style-name="ce18">
            <text:p>77,153</text:p>
          </table:table-cell>
          <table:table-cell office:value-type="float" office:value="37472" table:style-name="ce18">
            <text:p>37,472</text:p>
          </table:table-cell>
          <table:table-cell office:value-type="float" office:value="39681" table:style-name="ce17">
            <text:p>39,681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84777" table:style-name="ce76">
            <text:p>1,084,777</text:p>
          </table:table-cell>
          <table:table-cell office:value-type="float" office:value="2778726" table:style-name="ce80">
            <text:p>2,778,726</text:p>
          </table:table-cell>
          <table:table-cell office:value-type="float" office:value="1378142" table:style-name="ce81">
            <text:p>1,378,142</text:p>
          </table:table-cell>
          <table:table-cell office:value-type="float" office:value="1400584" table:style-name="ce73">
            <text:p>1,400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24" table:style-name="ce9">
            <text:p>10,824</text:p>
          </table:table-cell>
          <table:table-cell office:value-type="float" office:value="24571" table:style-name="ce11">
            <text:p>24,571</text:p>
          </table:table-cell>
          <table:table-cell office:value-type="float" office:value="12177" table:style-name="ce9">
            <text:p>12,177</text:p>
          </table:table-cell>
          <table:table-cell office:value-type="float" office:value="12394" table:style-name="ce9">
            <text:p>12,3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391" table:style-name="ce9">
            <text:p>57,391</text:p>
          </table:table-cell>
          <table:table-cell office:value-type="float" office:value="138284" table:style-name="ce11">
            <text:p>138,284</text:p>
          </table:table-cell>
          <table:table-cell office:value-type="float" office:value="66858" table:style-name="ce9">
            <text:p>66,858</text:p>
          </table:table-cell>
          <table:table-cell office:value-type="float" office:value="71426" table:style-name="ce9">
            <text:p>71,4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526" table:style-name="ce9">
            <text:p>78,526</text:p>
          </table:table-cell>
          <table:table-cell office:value-type="float" office:value="197037" table:style-name="ce11">
            <text:p>197,037</text:p>
          </table:table-cell>
          <table:table-cell office:value-type="float" office:value="94962" table:style-name="ce9">
            <text:p>94,962</text:p>
          </table:table-cell>
          <table:table-cell office:value-type="float" office:value="102075" table:style-name="ce9">
            <text:p>102,0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9273" table:style-name="ce9">
            <text:p>69,273</text:p>
          </table:table-cell>
          <table:table-cell office:value-type="float" office:value="182363" table:style-name="ce11">
            <text:p>182,363</text:p>
          </table:table-cell>
          <table:table-cell office:value-type="float" office:value="89716" table:style-name="ce9">
            <text:p>89,716</text:p>
          </table:table-cell>
          <table:table-cell office:value-type="float" office:value="92647" table:style-name="ce9">
            <text:p>92,6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6325" table:style-name="ce9">
            <text:p>136,325</text:p>
          </table:table-cell>
          <table:table-cell office:value-type="float" office:value="344918" table:style-name="ce11">
            <text:p>344,918</text:p>
          </table:table-cell>
          <table:table-cell office:value-type="float" office:value="167123" table:style-name="ce9">
            <text:p>167,123</text:p>
          </table:table-cell>
          <table:table-cell office:value-type="float" office:value="177795" table:style-name="ce9">
            <text:p>177,7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658" table:style-name="ce9">
            <text:p>22,658</text:p>
          </table:table-cell>
          <table:table-cell office:value-type="float" office:value="51204" table:style-name="ce11">
            <text:p>51,204</text:p>
          </table:table-cell>
          <table:table-cell office:value-type="float" office:value="24656" table:style-name="ce9">
            <text:p>24,656</text:p>
          </table:table-cell>
          <table:table-cell office:value-type="float" office:value="26548" table:style-name="ce9">
            <text:p>26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576" table:style-name="ce9">
            <text:p>12,576</text:p>
          </table:table-cell>
          <table:table-cell office:value-type="float" office:value="27158" table:style-name="ce11">
            <text:p>27,158</text:p>
          </table:table-cell>
          <table:table-cell office:value-type="float" office:value="13008" table:style-name="ce9">
            <text:p>13,008</text:p>
          </table:table-cell>
          <table:table-cell office:value-type="float" office:value="14150" table:style-name="ce9">
            <text:p>14,1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198" table:style-name="ce9">
            <text:p>72,198</text:p>
          </table:table-cell>
          <table:table-cell office:value-type="float" office:value="172458" table:style-name="ce11">
            <text:p>172,458</text:p>
          </table:table-cell>
          <table:table-cell office:value-type="float" office:value="83149" table:style-name="ce9">
            <text:p>83,149</text:p>
          </table:table-cell>
          <table:table-cell office:value-type="float" office:value="89309" table:style-name="ce9">
            <text:p>89,3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626" table:style-name="ce9">
            <text:p>78,626</text:p>
          </table:table-cell>
          <table:table-cell office:value-type="float" office:value="190963" table:style-name="ce11">
            <text:p>190,963</text:p>
          </table:table-cell>
          <table:table-cell office:value-type="float" office:value="93904" table:style-name="ce9">
            <text:p>93,904</text:p>
          </table:table-cell>
          <table:table-cell office:value-type="float" office:value="97059" table:style-name="ce9">
            <text:p>97,0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20" table:style-name="ce9">
            <text:p>11,120</text:p>
          </table:table-cell>
          <table:table-cell office:value-type="float" office:value="28814" table:style-name="ce11">
            <text:p>28,814</text:p>
          </table:table-cell>
          <table:table-cell office:value-type="float" office:value="14912" table:style-name="ce9">
            <text:p>14,912</text:p>
          </table:table-cell>
          <table:table-cell office:value-type="float" office:value="13902" table:style-name="ce9">
            <text:p>13,90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503" table:style-name="ce9">
            <text:p>67,503</text:p>
          </table:table-cell>
          <table:table-cell office:value-type="float" office:value="157146" table:style-name="ce11">
            <text:p>157,146</text:p>
          </table:table-cell>
          <table:table-cell office:value-type="float" office:value="78089" table:style-name="ce9">
            <text:p>78,089</text:p>
          </table:table-cell>
          <table:table-cell office:value-type="float" office:value="79057" table:style-name="ce9">
            <text:p>79,0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9214" table:style-name="ce9">
            <text:p>139,214</text:p>
          </table:table-cell>
          <table:table-cell office:value-type="float" office:value="358121" table:style-name="ce11">
            <text:p>358,121</text:p>
          </table:table-cell>
          <table:table-cell office:value-type="float" office:value="175774" table:style-name="ce9">
            <text:p>175,774</text:p>
          </table:table-cell>
          <table:table-cell office:value-type="float" office:value="182347" table:style-name="ce9">
            <text:p>182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758" table:style-name="ce9">
            <text:p>25,758</text:p>
          </table:table-cell>
          <table:table-cell office:value-type="float" office:value="70131" table:style-name="ce11">
            <text:p>70,131</text:p>
          </table:table-cell>
          <table:table-cell office:value-type="float" office:value="35541" table:style-name="ce9">
            <text:p>35,541</text:p>
          </table:table-cell>
          <table:table-cell office:value-type="float" office:value="34590" table:style-name="ce9">
            <text:p>34,5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1964" table:style-name="ce9">
            <text:p>41,964</text:p>
          </table:table-cell>
          <table:table-cell office:value-type="float" office:value="112205" table:style-name="ce11">
            <text:p>112,205</text:p>
          </table:table-cell>
          <table:table-cell office:value-type="float" office:value="57514" table:style-name="ce9">
            <text:p>57,514</text:p>
          </table:table-cell>
          <table:table-cell office:value-type="float" office:value="54691" table:style-name="ce9">
            <text:p>54,6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573" table:style-name="ce9">
            <text:p>13,573</text:p>
          </table:table-cell>
          <table:table-cell office:value-type="float" office:value="42989" table:style-name="ce11">
            <text:p>42,989</text:p>
          </table:table-cell>
          <table:table-cell office:value-type="float" office:value="22046" table:style-name="ce9">
            <text:p>22,046</text:p>
          </table:table-cell>
          <table:table-cell office:value-type="float" office:value="20943" table:style-name="ce9">
            <text:p>20,9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848" table:style-name="ce9">
            <text:p>12,848</text:p>
          </table:table-cell>
          <table:table-cell office:value-type="float" office:value="34531" table:style-name="ce11">
            <text:p>34,531</text:p>
          </table:table-cell>
          <table:table-cell office:value-type="float" office:value="17545" table:style-name="ce9">
            <text:p>17,545</text:p>
          </table:table-cell>
          <table:table-cell office:value-type="float" office:value="16986" table:style-name="ce9">
            <text:p>16,9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2291" table:style-name="ce9">
            <text:p>32,291</text:p>
          </table:table-cell>
          <table:table-cell office:value-type="float" office:value="84454" table:style-name="ce11">
            <text:p>84,454</text:p>
          </table:table-cell>
          <table:table-cell office:value-type="float" office:value="42922" table:style-name="ce9">
            <text:p>42,922</text:p>
          </table:table-cell>
          <table:table-cell office:value-type="float" office:value="41532" table:style-name="ce9">
            <text:p>41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132" table:style-name="ce9">
            <text:p>18,132</text:p>
          </table:table-cell>
          <table:table-cell office:value-type="float" office:value="44271" table:style-name="ce11">
            <text:p>44,271</text:p>
          </table:table-cell>
          <table:table-cell office:value-type="float" office:value="22471" table:style-name="ce9">
            <text:p>22,471</text:p>
          </table:table-cell>
          <table:table-cell office:value-type="float" office:value="21800" table:style-name="ce9">
            <text:p>21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889" table:style-name="ce9">
            <text:p>34,889</text:p>
          </table:table-cell>
          <table:table-cell office:value-type="float" office:value="97585" table:style-name="ce11">
            <text:p>97,585</text:p>
          </table:table-cell>
          <table:table-cell office:value-type="float" office:value="48474" table:style-name="ce9">
            <text:p>48,474</text:p>
          </table:table-cell>
          <table:table-cell office:value-type="float" office:value="49111" table:style-name="ce9">
            <text:p>49,1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508" table:style-name="ce9">
            <text:p>13,508</text:p>
          </table:table-cell>
          <table:table-cell office:value-type="float" office:value="37520" table:style-name="ce11">
            <text:p>37,520</text:p>
          </table:table-cell>
          <table:table-cell office:value-type="float" office:value="19058" table:style-name="ce9">
            <text:p>19,058</text:p>
          </table:table-cell>
          <table:table-cell office:value-type="float" office:value="18462" table:style-name="ce9">
            <text:p>18,4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70" table:style-name="ce9">
            <text:p>10,470</text:p>
          </table:table-cell>
          <table:table-cell office:value-type="float" office:value="29903" table:style-name="ce11">
            <text:p>29,903</text:p>
          </table:table-cell>
          <table:table-cell office:value-type="float" office:value="15805" table:style-name="ce9">
            <text:p>15,805</text:p>
          </table:table-cell>
          <table:table-cell office:value-type="float" office:value="14098" table:style-name="ce9">
            <text:p>14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98" table:style-name="ce9">
            <text:p>3,298</text:p>
          </table:table-cell>
          <table:table-cell office:value-type="float" office:value="7294" table:style-name="ce11">
            <text:p>7,294</text:p>
          </table:table-cell>
          <table:table-cell office:value-type="float" office:value="4036" table:style-name="ce9">
            <text:p>4,036</text:p>
          </table:table-cell>
          <table:table-cell office:value-type="float" office:value="3258" table:style-name="ce9">
            <text:p>3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22" table:style-name="ce9">
            <text:p>9,422</text:p>
          </table:table-cell>
          <table:table-cell office:value-type="float" office:value="29042" table:style-name="ce11">
            <text:p>29,042</text:p>
          </table:table-cell>
          <table:table-cell office:value-type="float" office:value="14669" table:style-name="ce9">
            <text:p>14,669</text:p>
          </table:table-cell>
          <table:table-cell office:value-type="float" office:value="14373" table:style-name="ce9">
            <text:p>14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000" table:style-name="ce9">
            <text:p>17,000</text:p>
          </table:table-cell>
          <table:table-cell office:value-type="float" office:value="52965" table:style-name="ce11">
            <text:p>52,965</text:p>
          </table:table-cell>
          <table:table-cell office:value-type="float" office:value="27039" table:style-name="ce9">
            <text:p>27,039</text:p>
          </table:table-cell>
          <table:table-cell office:value-type="float" office:value="25926" table:style-name="ce9">
            <text:p>25,9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741" table:style-name="ce9">
            <text:p>10,741</text:p>
          </table:table-cell>
          <table:table-cell office:value-type="float" office:value="29797" table:style-name="ce11">
            <text:p>29,797</text:p>
          </table:table-cell>
          <table:table-cell office:value-type="float" office:value="15190" table:style-name="ce9">
            <text:p>15,190</text:p>
          </table:table-cell>
          <table:table-cell office:value-type="float" office:value="14607" table:style-name="ce9">
            <text:p>14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489" table:style-name="ce9">
            <text:p>10,489</text:p>
          </table:table-cell>
          <table:table-cell office:value-type="float" office:value="30317" table:style-name="ce11">
            <text:p>30,317</text:p>
          </table:table-cell>
          <table:table-cell office:value-type="float" office:value="15643" table:style-name="ce9">
            <text:p>15,643</text:p>
          </table:table-cell>
          <table:table-cell office:value-type="float" office:value="14674" table:style-name="ce9">
            <text:p>14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50" table:style-name="ce9">
            <text:p>5,750</text:p>
          </table:table-cell>
          <table:table-cell office:value-type="float" office:value="13973" table:style-name="ce11">
            <text:p>13,973</text:p>
          </table:table-cell>
          <table:table-cell office:value-type="float" office:value="7027" table:style-name="ce9">
            <text:p>7,027</text:p>
          </table:table-cell>
          <table:table-cell office:value-type="float" office:value="6946" table:style-name="ce9">
            <text:p>6,9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88" table:style-name="ce9">
            <text:p>6,788</text:p>
          </table:table-cell>
          <table:table-cell office:value-type="float" office:value="19506" table:style-name="ce11">
            <text:p>19,506</text:p>
          </table:table-cell>
          <table:table-cell office:value-type="float" office:value="10038" table:style-name="ce9">
            <text:p>10,038</text:p>
          </table:table-cell>
          <table:table-cell office:value-type="float" office:value="9468" table:style-name="ce9">
            <text:p>9,4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594" table:style-name="ce9">
            <text:p>12,594</text:p>
          </table:table-cell>
          <table:table-cell office:value-type="float" office:value="36187" table:style-name="ce11">
            <text:p>36,187</text:p>
          </table:table-cell>
          <table:table-cell office:value-type="float" office:value="18624" table:style-name="ce9">
            <text:p>18,624</text:p>
          </table:table-cell>
          <table:table-cell office:value-type="float" office:value="17563" table:style-name="ce9">
            <text:p>17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83" table:style-name="ce9">
            <text:p>13,783</text:p>
          </table:table-cell>
          <table:table-cell office:value-type="float" office:value="37247" table:style-name="ce11">
            <text:p>37,247</text:p>
          </table:table-cell>
          <table:table-cell office:value-type="float" office:value="19276" table:style-name="ce9">
            <text:p>19,276</text:p>
          </table:table-cell>
          <table:table-cell office:value-type="float" office:value="17971" table:style-name="ce9">
            <text:p>17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71" table:style-name="ce9">
            <text:p>14,671</text:p>
          </table:table-cell>
          <table:table-cell office:value-type="float" office:value="40335" table:style-name="ce11">
            <text:p>40,335</text:p>
          </table:table-cell>
          <table:table-cell office:value-type="float" office:value="21161" table:style-name="ce9">
            <text:p>21,161</text:p>
          </table:table-cell>
          <table:table-cell office:value-type="float" office:value="19174" table:style-name="ce9">
            <text:p>19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68" table:style-name="ce9">
            <text:p>5,568</text:p>
          </table:table-cell>
          <table:table-cell office:value-type="float" office:value="13179" table:style-name="ce11">
            <text:p>13,179</text:p>
          </table:table-cell>
          <table:table-cell office:value-type="float" office:value="7088" table:style-name="ce9">
            <text:p>7,088</text:p>
          </table:table-cell>
          <table:table-cell office:value-type="float" office:value="6091" table:style-name="ce9">
            <text:p>6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42" table:style-name="ce9">
            <text:p>2,342</text:p>
          </table:table-cell>
          <table:table-cell office:value-type="float" office:value="6173" table:style-name="ce11">
            <text:p>6,173</text:p>
          </table:table-cell>
          <table:table-cell office:value-type="float" office:value="3293" table:style-name="ce9">
            <text:p>3,293</text:p>
          </table:table-cell>
          <table:table-cell office:value-type="float" office:value="2880" table:style-name="ce9">
            <text:p>2,88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93" table:style-name="ce9">
            <text:p>4,793</text:p>
          </table:table-cell>
          <table:table-cell office:value-type="float" office:value="12156" table:style-name="ce11">
            <text:p>12,156</text:p>
          </table:table-cell>
          <table:table-cell office:value-type="float" office:value="6644" table:style-name="ce9">
            <text:p>6,644</text:p>
          </table:table-cell>
          <table:table-cell office:value-type="float" office:value="5512" table:style-name="ce9">
            <text:p>5,51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07" table:style-name="ce9">
            <text:p>5,107</text:p>
          </table:table-cell>
          <table:table-cell office:value-type="float" office:value="14673" table:style-name="ce11">
            <text:p>14,673</text:p>
          </table:table-cell>
          <table:table-cell office:value-type="float" office:value="7945" table:style-name="ce9">
            <text:p>7,945</text:p>
          </table:table-cell>
          <table:table-cell office:value-type="float" office:value="6728" table:style-name="ce9">
            <text:p>6,72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8" table:style-name="ce9">
            <text:p>588</text:p>
          </table:table-cell>
          <table:table-cell office:value-type="float" office:value="1906" table:style-name="ce11">
            <text:p>1,906</text:p>
          </table:table-cell>
          <table:table-cell office:value-type="float" office:value="947" table:style-name="ce9">
            <text:p>947</text:p>
          </table:table-cell>
          <table:table-cell office:value-type="float" office:value="959" table:style-name="ce9">
            <text:p>95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4" table:style-name="ce9">
            <text:p>1,324</text:p>
          </table:table-cell>
          <table:table-cell office:value-type="float" office:value="4229" table:style-name="ce11">
            <text:p>4,229</text:p>
          </table:table-cell>
          <table:table-cell office:value-type="float" office:value="2208" table:style-name="ce9">
            <text:p>2,208</text:p>
          </table:table-cell>
          <table:table-cell office:value-type="float" office:value="2021" table:style-name="ce9">
            <text:p>2,021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52" table:style-name="ce16">
            <text:p>852</text:p>
          </table:table-cell>
          <table:table-cell office:value-type="float" office:value="3121" table:style-name="ce18">
            <text:p>3,121</text:p>
          </table:table-cell>
          <table:table-cell office:value-type="float" office:value="1610" table:style-name="ce16">
            <text:p>1,610</text:p>
          </table:table-cell>
          <table:table-cell office:value-type="float" office:value="1511" table:style-name="ce16">
            <text:p>1,511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7232" table:style-name="ce72">
            <text:p>167,232</text:p>
          </table:table-cell>
          <table:table-cell office:value-type="float" office:value="457205" table:style-name="ce80">
            <text:p>457,205</text:p>
          </table:table-cell>
          <table:table-cell office:value-type="float" office:value="231495" table:style-name="ce80">
            <text:p>231,495</text:p>
          </table:table-cell>
          <table:table-cell office:value-type="float" office:value="225710" table:style-name="ce74">
            <text:p>225,7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037" table:style-name="ce53">
            <text:p>36,037</text:p>
          </table:table-cell>
          <table:table-cell office:value-type="float" office:value="95977" table:style-name="ce11">
            <text:p>95,977</text:p>
          </table:table-cell>
          <table:table-cell office:value-type="float" office:value="46887" table:style-name="ce11">
            <text:p>46,887</text:p>
          </table:table-cell>
          <table:table-cell office:value-type="float" office:value="49090" table:style-name="ce10">
            <text:p>49,0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307" table:style-name="ce53">
            <text:p>26,307</text:p>
          </table:table-cell>
          <table:table-cell office:value-type="float" office:value="72469" table:style-name="ce11">
            <text:p>72,469</text:p>
          </table:table-cell>
          <table:table-cell office:value-type="float" office:value="34331" table:style-name="ce11">
            <text:p>34,331</text:p>
          </table:table-cell>
          <table:table-cell office:value-type="float" office:value="38138" table:style-name="ce10">
            <text:p>38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43" table:style-name="ce53">
            <text:p>14,143</text:p>
          </table:table-cell>
          <table:table-cell office:value-type="float" office:value="40416" table:style-name="ce11">
            <text:p>40,416</text:p>
          </table:table-cell>
          <table:table-cell office:value-type="float" office:value="20578" table:style-name="ce11">
            <text:p>20,578</text:p>
          </table:table-cell>
          <table:table-cell office:value-type="float" office:value="19838" table:style-name="ce10">
            <text:p>19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29" table:style-name="ce53">
            <text:p>10,229</text:p>
          </table:table-cell>
          <table:table-cell office:value-type="float" office:value="29613" table:style-name="ce11">
            <text:p>29,613</text:p>
          </table:table-cell>
          <table:table-cell office:value-type="float" office:value="15252" table:style-name="ce11">
            <text:p>15,252</text:p>
          </table:table-cell>
          <table:table-cell office:value-type="float" office:value="14361" table:style-name="ce10">
            <text:p>14,3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901" table:style-name="ce53">
            <text:p>13,901</text:p>
          </table:table-cell>
          <table:table-cell office:value-type="float" office:value="35830" table:style-name="ce11">
            <text:p>35,830</text:p>
          </table:table-cell>
          <table:table-cell office:value-type="float" office:value="18670" table:style-name="ce11">
            <text:p>18,670</text:p>
          </table:table-cell>
          <table:table-cell office:value-type="float" office:value="17160" table:style-name="ce10">
            <text:p>17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737" table:style-name="ce53">
            <text:p>8,737</text:p>
          </table:table-cell>
          <table:table-cell office:value-type="float" office:value="24207" table:style-name="ce11">
            <text:p>24,207</text:p>
          </table:table-cell>
          <table:table-cell office:value-type="float" office:value="12822" table:style-name="ce11">
            <text:p>12,822</text:p>
          </table:table-cell>
          <table:table-cell office:value-type="float" office:value="11385" table:style-name="ce10">
            <text:p>11,3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673" table:style-name="ce53">
            <text:p>11,673</text:p>
          </table:table-cell>
          <table:table-cell office:value-type="float" office:value="32301" table:style-name="ce11">
            <text:p>32,301</text:p>
          </table:table-cell>
          <table:table-cell office:value-type="float" office:value="17115" table:style-name="ce11">
            <text:p>17,115</text:p>
          </table:table-cell>
          <table:table-cell office:value-type="float" office:value="15186" table:style-name="ce10">
            <text:p>15,1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146" table:style-name="ce53">
            <text:p>19,146</text:p>
          </table:table-cell>
          <table:table-cell office:value-type="float" office:value="53348" table:style-name="ce11">
            <text:p>53,348</text:p>
          </table:table-cell>
          <table:table-cell office:value-type="float" office:value="27390" table:style-name="ce11">
            <text:p>27,390</text:p>
          </table:table-cell>
          <table:table-cell office:value-type="float" office:value="25958" table:style-name="ce10">
            <text:p>25,9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749" table:style-name="ce53">
            <text:p>14,749</text:p>
          </table:table-cell>
          <table:table-cell office:value-type="float" office:value="39643" table:style-name="ce11">
            <text:p>39,643</text:p>
          </table:table-cell>
          <table:table-cell office:value-type="float" office:value="20510" table:style-name="ce11">
            <text:p>20,510</text:p>
          </table:table-cell>
          <table:table-cell office:value-type="float" office:value="19133" table:style-name="ce10">
            <text:p>19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494" table:style-name="ce53">
            <text:p>8,494</text:p>
          </table:table-cell>
          <table:table-cell office:value-type="float" office:value="21412" table:style-name="ce11">
            <text:p>21,412</text:p>
          </table:table-cell>
          <table:table-cell office:value-type="float" office:value="11541" table:style-name="ce11">
            <text:p>11,541</text:p>
          </table:table-cell>
          <table:table-cell office:value-type="float" office:value="9871" table:style-name="ce10">
            <text:p>9,8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87" table:style-name="ce53">
            <text:p>1,887</text:p>
          </table:table-cell>
          <table:table-cell office:value-type="float" office:value="6098" table:style-name="ce11">
            <text:p>6,098</text:p>
          </table:table-cell>
          <table:table-cell office:value-type="float" office:value="3306" table:style-name="ce11">
            <text:p>3,306</text:p>
          </table:table-cell>
          <table:table-cell office:value-type="float" office:value="2792" table:style-name="ce10">
            <text:p>2,79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29" table:style-name="ce54">
            <text:p>1,929</text:p>
          </table:table-cell>
          <table:table-cell office:value-type="float" office:value="5891" table:style-name="ce18">
            <text:p>5,891</text:p>
          </table:table-cell>
          <table:table-cell office:value-type="float" office:value="3093" table:style-name="ce18">
            <text:p>3,093</text:p>
          </table:table-cell>
          <table:table-cell office:value-type="float" office:value="2798" table:style-name="ce17">
            <text:p>2,798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8212" table:style-name="ce72">
            <text:p>188,212</text:p>
          </table:table-cell>
          <table:table-cell office:value-type="float" office:value="548418" table:style-name="ce80">
            <text:p>548,418</text:p>
          </table:table-cell>
          <table:table-cell office:value-type="float" office:value="280483" table:style-name="ce80">
            <text:p>280,483</text:p>
          </table:table-cell>
          <table:table-cell office:value-type="float" office:value="267935" table:style-name="ce74">
            <text:p>267,93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3694" table:style-name="ce53">
            <text:p>63,694</text:p>
          </table:table-cell>
          <table:table-cell office:value-type="float" office:value="177751" table:style-name="ce11">
            <text:p>177,751</text:p>
          </table:table-cell>
          <table:table-cell office:value-type="float" office:value="88563" table:style-name="ce11">
            <text:p>88,563</text:p>
          </table:table-cell>
          <table:table-cell office:value-type="float" office:value="89188" table:style-name="ce10">
            <text:p>89,18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512" table:style-name="ce53">
            <text:p>9,512</text:p>
          </table:table-cell>
          <table:table-cell office:value-type="float" office:value="29271" table:style-name="ce50">
            <text:p>29,271</text:p>
          </table:table-cell>
          <table:table-cell office:value-type="float" office:value="15679" table:style-name="ce11">
            <text:p>15,679</text:p>
          </table:table-cell>
          <table:table-cell office:value-type="float" office:value="13592" table:style-name="ce10">
            <text:p>13,59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15" table:style-name="ce53">
            <text:p>10,715</text:p>
          </table:table-cell>
          <table:table-cell office:value-type="float" office:value="33638" table:style-name="ce50">
            <text:p>33,638</text:p>
          </table:table-cell>
          <table:table-cell office:value-type="float" office:value="17917" table:style-name="ce11">
            <text:p>17,917</text:p>
          </table:table-cell>
          <table:table-cell office:value-type="float" office:value="15721" table:style-name="ce10">
            <text:p>15,72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600" table:style-name="ce53">
            <text:p>33,600</text:p>
          </table:table-cell>
          <table:table-cell office:value-type="float" office:value="96877" table:style-name="ce50">
            <text:p>96,877</text:p>
          </table:table-cell>
          <table:table-cell office:value-type="float" office:value="48681" table:style-name="ce11">
            <text:p>48,681</text:p>
          </table:table-cell>
          <table:table-cell office:value-type="float" office:value="48196" table:style-name="ce10">
            <text:p>48,19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289" table:style-name="ce53">
            <text:p>26,289</text:p>
          </table:table-cell>
          <table:table-cell office:value-type="float" office:value="77508" table:style-name="ce50">
            <text:p>77,508</text:p>
          </table:table-cell>
          <table:table-cell office:value-type="float" office:value="39286" table:style-name="ce11">
            <text:p>39,286</text:p>
          </table:table-cell>
          <table:table-cell office:value-type="float" office:value="38222" table:style-name="ce10">
            <text:p>38,22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74" table:style-name="ce53">
            <text:p>4,474</text:p>
          </table:table-cell>
          <table:table-cell office:value-type="float" office:value="13281" table:style-name="ce50">
            <text:p>13,281</text:p>
          </table:table-cell>
          <table:table-cell office:value-type="float" office:value="7195" table:style-name="ce11">
            <text:p>7,195</text:p>
          </table:table-cell>
          <table:table-cell office:value-type="float" office:value="6086" table:style-name="ce10">
            <text:p>6,08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227" table:style-name="ce53">
            <text:p>18,227</text:p>
          </table:table-cell>
          <table:table-cell office:value-type="float" office:value="56546" table:style-name="ce50">
            <text:p>56,546</text:p>
          </table:table-cell>
          <table:table-cell office:value-type="float" office:value="29045" table:style-name="ce11">
            <text:p>29,045</text:p>
          </table:table-cell>
          <table:table-cell office:value-type="float" office:value="27501" table:style-name="ce10">
            <text:p>27,50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1" table:style-name="ce53">
            <text:p>6,501</text:p>
          </table:table-cell>
          <table:table-cell office:value-type="float" office:value="20068" table:style-name="ce50">
            <text:p>20,068</text:p>
          </table:table-cell>
          <table:table-cell office:value-type="float" office:value="10654" table:style-name="ce11">
            <text:p>10,654</text:p>
          </table:table-cell>
          <table:table-cell office:value-type="float" office:value="9414" table:style-name="ce10">
            <text:p>9,41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389" table:style-name="ce53">
            <text:p>5,389</text:p>
          </table:table-cell>
          <table:table-cell office:value-type="float" office:value="14394" table:style-name="ce50">
            <text:p>14,394</text:p>
          </table:table-cell>
          <table:table-cell office:value-type="float" office:value="7767" table:style-name="ce11">
            <text:p>7,767</text:p>
          </table:table-cell>
          <table:table-cell office:value-type="float" office:value="6627" table:style-name="ce10">
            <text:p>6,62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31" table:style-name="ce53">
            <text:p>3,131</text:p>
          </table:table-cell>
          <table:table-cell office:value-type="float" office:value="9518" table:style-name="ce50">
            <text:p>9,518</text:p>
          </table:table-cell>
          <table:table-cell office:value-type="float" office:value="5165" table:style-name="ce11">
            <text:p>5,165</text:p>
          </table:table-cell>
          <table:table-cell office:value-type="float" office:value="4353" table:style-name="ce10">
            <text:p>4,35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80" table:style-name="ce53">
            <text:p>2,080</text:p>
          </table:table-cell>
          <table:table-cell office:value-type="float" office:value="5569" table:style-name="ce50">
            <text:p>5,569</text:p>
          </table:table-cell>
          <table:table-cell office:value-type="float" office:value="3085" table:style-name="ce11">
            <text:p>3,085</text:p>
          </table:table-cell>
          <table:table-cell office:value-type="float" office:value="2484" table:style-name="ce10">
            <text:p>2,484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53" table:style-name="ce53">
            <text:p>2,853</text:p>
          </table:table-cell>
          <table:table-cell office:value-type="float" office:value="9428" table:style-name="ce50">
            <text:p>9,428</text:p>
          </table:table-cell>
          <table:table-cell office:value-type="float" office:value="4984" table:style-name="ce11">
            <text:p>4,984</text:p>
          </table:table-cell>
          <table:table-cell office:value-type="float" office:value="4444" table:style-name="ce10">
            <text:p>4,444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47" table:style-name="ce54">
            <text:p>1,747</text:p>
          </table:table-cell>
          <table:table-cell office:value-type="float" office:value="4569" table:style-name="ce52">
            <text:p>4,569</text:p>
          </table:table-cell>
          <table:table-cell office:value-type="float" office:value="2462" table:style-name="ce18">
            <text:p>2,462</text:p>
          </table:table-cell>
          <table:table-cell office:value-type="float" office:value="2107" table:style-name="ce17">
            <text:p>2,10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6182" table:style-name="ce72">
            <text:p>186,182</text:p>
          </table:table-cell>
          <table:table-cell office:value-type="float" office:value="557741" table:style-name="ce80">
            <text:p>557,741</text:p>
          </table:table-cell>
          <table:table-cell office:value-type="float" office:value="287715" table:style-name="ce80">
            <text:p>287,715</text:p>
          </table:table-cell>
          <table:table-cell office:value-type="float" office:value="270026" table:style-name="ce74">
            <text:p>270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056" table:style-name="ce53">
            <text:p>31,056</text:p>
          </table:table-cell>
          <table:table-cell office:value-type="float" office:value="89664" table:style-name="ce11">
            <text:p>89,664</text:p>
          </table:table-cell>
          <table:table-cell office:value-type="float" office:value="44803" table:style-name="ce11">
            <text:p>44,803</text:p>
          </table:table-cell>
          <table:table-cell office:value-type="float" office:value="44861" table:style-name="ce10">
            <text:p>44,861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4109" table:style-name="ce53">
            <text:p>34,109</text:p>
          </table:table-cell>
          <table:table-cell office:value-type="float" office:value="103144" table:style-name="ce11">
            <text:p>103,144</text:p>
          </table:table-cell>
          <table:table-cell office:value-type="float" office:value="52056" table:style-name="ce11">
            <text:p>52,056</text:p>
          </table:table-cell>
          <table:table-cell office:value-type="float" office:value="51088" table:style-name="ce10">
            <text:p>51,088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577" table:style-name="ce53">
            <text:p>14,577</text:p>
          </table:table-cell>
          <table:table-cell office:value-type="float" office:value="46725" table:style-name="ce11">
            <text:p>46,725</text:p>
          </table:table-cell>
          <table:table-cell office:value-type="float" office:value="24335" table:style-name="ce11">
            <text:p>24,335</text:p>
          </table:table-cell>
          <table:table-cell office:value-type="float" office:value="22390" table:style-name="ce10">
            <text:p>22,3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64" table:style-name="ce53">
            <text:p>11,564</text:p>
          </table:table-cell>
          <table:table-cell office:value-type="float" office:value="35269" table:style-name="ce11">
            <text:p>35,269</text:p>
          </table:table-cell>
          <table:table-cell office:value-type="float" office:value="18631" table:style-name="ce11">
            <text:p>18,631</text:p>
          </table:table-cell>
          <table:table-cell office:value-type="float" office:value="16638" table:style-name="ce10">
            <text:p>16,6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631" table:style-name="ce53">
            <text:p>28,631</text:p>
          </table:table-cell>
          <table:table-cell office:value-type="float" office:value="85121" table:style-name="ce11">
            <text:p>85,121</text:p>
          </table:table-cell>
          <table:table-cell office:value-type="float" office:value="42936" table:style-name="ce11">
            <text:p>42,936</text:p>
          </table:table-cell>
          <table:table-cell office:value-type="float" office:value="42185" table:style-name="ce10">
            <text:p>42,1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904" table:style-name="ce53">
            <text:p>11,904</text:p>
          </table:table-cell>
          <table:table-cell office:value-type="float" office:value="37165" table:style-name="ce11">
            <text:p>37,165</text:p>
          </table:table-cell>
          <table:table-cell office:value-type="float" office:value="19626" table:style-name="ce11">
            <text:p>19,626</text:p>
          </table:table-cell>
          <table:table-cell office:value-type="float" office:value="17539" table:style-name="ce10">
            <text:p>17,5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66" table:style-name="ce53">
            <text:p>6,066</text:p>
          </table:table-cell>
          <table:table-cell office:value-type="float" office:value="17472" table:style-name="ce11">
            <text:p>17,472</text:p>
          </table:table-cell>
          <table:table-cell office:value-type="float" office:value="9137" table:style-name="ce11">
            <text:p>9,137</text:p>
          </table:table-cell>
          <table:table-cell office:value-type="float" office:value="8335" table:style-name="ce10">
            <text:p>8,3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88" table:style-name="ce53">
            <text:p>5,388</text:p>
          </table:table-cell>
          <table:table-cell office:value-type="float" office:value="14999" table:style-name="ce11">
            <text:p>14,999</text:p>
          </table:table-cell>
          <table:table-cell office:value-type="float" office:value="7964" table:style-name="ce11">
            <text:p>7,964</text:p>
          </table:table-cell>
          <table:table-cell office:value-type="float" office:value="7035" table:style-name="ce10">
            <text:p>7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87" table:style-name="ce53">
            <text:p>10,687</text:p>
          </table:table-cell>
          <table:table-cell office:value-type="float" office:value="34121" table:style-name="ce11">
            <text:p>34,121</text:p>
          </table:table-cell>
          <table:table-cell office:value-type="float" office:value="17773" table:style-name="ce11">
            <text:p>17,773</text:p>
          </table:table-cell>
          <table:table-cell office:value-type="float" office:value="16348" table:style-name="ce10">
            <text:p>16,3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60" table:style-name="ce53">
            <text:p>6,160</text:p>
          </table:table-cell>
          <table:table-cell office:value-type="float" office:value="18390" table:style-name="ce11">
            <text:p>18,390</text:p>
          </table:table-cell>
          <table:table-cell office:value-type="float" office:value="9768" table:style-name="ce11">
            <text:p>9,768</text:p>
          </table:table-cell>
          <table:table-cell office:value-type="float" office:value="8622" table:style-name="ce10">
            <text:p>8,6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41" table:style-name="ce53">
            <text:p>3,941</text:p>
          </table:table-cell>
          <table:table-cell office:value-type="float" office:value="10337" table:style-name="ce11">
            <text:p>10,337</text:p>
          </table:table-cell>
          <table:table-cell office:value-type="float" office:value="5690" table:style-name="ce11">
            <text:p>5,690</text:p>
          </table:table-cell>
          <table:table-cell office:value-type="float" office:value="4647" table:style-name="ce10">
            <text:p>4,6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72" table:style-name="ce53">
            <text:p>3,672</text:p>
          </table:table-cell>
          <table:table-cell office:value-type="float" office:value="11040" table:style-name="ce11">
            <text:p>11,040</text:p>
          </table:table-cell>
          <table:table-cell office:value-type="float" office:value="5854" table:style-name="ce11">
            <text:p>5,854</text:p>
          </table:table-cell>
          <table:table-cell office:value-type="float" office:value="5186" table:style-name="ce10">
            <text:p>5,1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80" table:style-name="ce53">
            <text:p>5,580</text:p>
          </table:table-cell>
          <table:table-cell office:value-type="float" office:value="16753" table:style-name="ce11">
            <text:p>16,753</text:p>
          </table:table-cell>
          <table:table-cell office:value-type="float" office:value="8822" table:style-name="ce11">
            <text:p>8,822</text:p>
          </table:table-cell>
          <table:table-cell office:value-type="float" office:value="7931" table:style-name="ce10">
            <text:p>7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1" table:style-name="ce53">
            <text:p>2,661</text:p>
          </table:table-cell>
          <table:table-cell office:value-type="float" office:value="7265" table:style-name="ce11">
            <text:p>7,265</text:p>
          </table:table-cell>
          <table:table-cell office:value-type="float" office:value="4034" table:style-name="ce11">
            <text:p>4,034</text:p>
          </table:table-cell>
          <table:table-cell office:value-type="float" office:value="3231" table:style-name="ce10">
            <text:p>3,2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10" table:style-name="ce53">
            <text:p>4,110</text:p>
          </table:table-cell>
          <table:table-cell office:value-type="float" office:value="13099" table:style-name="ce11">
            <text:p>13,099</text:p>
          </table:table-cell>
          <table:table-cell office:value-type="float" office:value="6895" table:style-name="ce11">
            <text:p>6,895</text:p>
          </table:table-cell>
          <table:table-cell office:value-type="float" office:value="6204" table:style-name="ce10">
            <text:p>6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3" table:style-name="ce53">
            <text:p>2,403</text:p>
          </table:table-cell>
          <table:table-cell office:value-type="float" office:value="6835" table:style-name="ce11">
            <text:p>6,835</text:p>
          </table:table-cell>
          <table:table-cell office:value-type="float" office:value="3735" table:style-name="ce11">
            <text:p>3,735</text:p>
          </table:table-cell>
          <table:table-cell office:value-type="float" office:value="3100" table:style-name="ce10">
            <text:p>3,1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0" table:style-name="ce53">
            <text:p>1,720</text:p>
          </table:table-cell>
          <table:table-cell office:value-type="float" office:value="4442" table:style-name="ce11">
            <text:p>4,442</text:p>
          </table:table-cell>
          <table:table-cell office:value-type="float" office:value="2494" table:style-name="ce11">
            <text:p>2,494</text:p>
          </table:table-cell>
          <table:table-cell office:value-type="float" office:value="1948" table:style-name="ce10">
            <text:p>1,94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53" table:style-name="ce54">
            <text:p>1,953</text:p>
          </table:table-cell>
          <table:table-cell office:value-type="float" office:value="5900" table:style-name="ce18">
            <text:p>5,900</text:p>
          </table:table-cell>
          <table:table-cell office:value-type="float" office:value="3162" table:style-name="ce18">
            <text:p>3,162</text:p>
          </table:table-cell>
          <table:table-cell office:value-type="float" office:value="2738" table:style-name="ce17">
            <text:p>2,738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5086" table:style-name="ce72">
            <text:p>385,086</text:p>
          </table:table-cell>
          <table:table-cell office:value-type="float" office:value="1285885" table:style-name="ce80">
            <text:p>1,285,885</text:p>
          </table:table-cell>
          <table:table-cell office:value-type="float" office:value="655930" table:style-name="ce80">
            <text:p>655,930</text:p>
          </table:table-cell>
          <table:table-cell office:value-type="float" office:value="629955" table:style-name="ce74">
            <text:p>629,95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6100" table:style-name="ce53">
            <text:p>76,100</text:p>
          </table:table-cell>
          <table:table-cell office:value-type="float" office:value="234442" table:style-name="ce11">
            <text:p>234,442</text:p>
          </table:table-cell>
          <table:table-cell office:value-type="float" office:value="115896" table:style-name="ce11">
            <text:p>115,896</text:p>
          </table:table-cell>
          <table:table-cell office:value-type="float" office:value="118546" table:style-name="ce10">
            <text:p>118,5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9026" table:style-name="ce53">
            <text:p>39,026</text:p>
          </table:table-cell>
          <table:table-cell office:value-type="float" office:value="124911" table:style-name="ce11">
            <text:p>124,911</text:p>
          </table:table-cell>
          <table:table-cell office:value-type="float" office:value="62063" table:style-name="ce11">
            <text:p>62,063</text:p>
          </table:table-cell>
          <table:table-cell office:value-type="float" office:value="62848" table:style-name="ce10">
            <text:p>62,848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350" table:style-name="ce53">
            <text:p>24,350</text:p>
          </table:table-cell>
          <table:table-cell office:value-type="float" office:value="86751" table:style-name="ce11">
            <text:p>86,751</text:p>
          </table:table-cell>
          <table:table-cell office:value-type="float" office:value="44095" table:style-name="ce11">
            <text:p>44,095</text:p>
          </table:table-cell>
          <table:table-cell office:value-type="float" office:value="42656" table:style-name="ce10">
            <text:p>42,65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589" table:style-name="ce53">
            <text:p>26,589</text:p>
          </table:table-cell>
          <table:table-cell office:value-type="float" office:value="91159" table:style-name="ce11">
            <text:p>91,159</text:p>
          </table:table-cell>
          <table:table-cell office:value-type="float" office:value="46507" table:style-name="ce11">
            <text:p>46,507</text:p>
          </table:table-cell>
          <table:table-cell office:value-type="float" office:value="44652" table:style-name="ce10">
            <text:p>44,6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620" table:style-name="ce53">
            <text:p>10,620</text:p>
          </table:table-cell>
          <table:table-cell office:value-type="float" office:value="33316" table:style-name="ce11">
            <text:p>33,316</text:p>
          </table:table-cell>
          <table:table-cell office:value-type="float" office:value="16826" table:style-name="ce11">
            <text:p>16,826</text:p>
          </table:table-cell>
          <table:table-cell office:value-type="float" office:value="16490" table:style-name="ce10">
            <text:p>16,49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258" table:style-name="ce53">
            <text:p>16,258</text:p>
          </table:table-cell>
          <table:table-cell office:value-type="float" office:value="55704" table:style-name="ce11">
            <text:p>55,704</text:p>
          </table:table-cell>
          <table:table-cell office:value-type="float" office:value="28272" table:style-name="ce11">
            <text:p>28,272</text:p>
          </table:table-cell>
          <table:table-cell office:value-type="float" office:value="27432" table:style-name="ce10">
            <text:p>27,4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100" table:style-name="ce53">
            <text:p>13,100</text:p>
          </table:table-cell>
          <table:table-cell office:value-type="float" office:value="42080" table:style-name="ce11">
            <text:p>42,080</text:p>
          </table:table-cell>
          <table:table-cell office:value-type="float" office:value="21702" table:style-name="ce11">
            <text:p>21,702</text:p>
          </table:table-cell>
          <table:table-cell office:value-type="float" office:value="20378" table:style-name="ce10">
            <text:p>20,3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4997" table:style-name="ce53">
            <text:p>14,997</text:p>
          </table:table-cell>
          <table:table-cell office:value-type="float" office:value="51422" table:style-name="ce11">
            <text:p>51,422</text:p>
          </table:table-cell>
          <table:table-cell office:value-type="float" office:value="26503" table:style-name="ce11">
            <text:p>26,503</text:p>
          </table:table-cell>
          <table:table-cell office:value-type="float" office:value="24919" table:style-name="ce10">
            <text:p>24,9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77" table:style-name="ce53">
            <text:p>4,377</text:p>
          </table:table-cell>
          <table:table-cell office:value-type="float" office:value="16910" table:style-name="ce11">
            <text:p>16,910</text:p>
          </table:table-cell>
          <table:table-cell office:value-type="float" office:value="8717" table:style-name="ce11">
            <text:p>8,717</text:p>
          </table:table-cell>
          <table:table-cell office:value-type="float" office:value="8193" table:style-name="ce10">
            <text:p>8,1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866" table:style-name="ce53">
            <text:p>9,866</text:p>
          </table:table-cell>
          <table:table-cell office:value-type="float" office:value="36767" table:style-name="ce11">
            <text:p>36,767</text:p>
          </table:table-cell>
          <table:table-cell office:value-type="float" office:value="18779" table:style-name="ce11">
            <text:p>18,779</text:p>
          </table:table-cell>
          <table:table-cell office:value-type="float" office:value="17988" table:style-name="ce10">
            <text:p>17,9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701" table:style-name="ce53">
            <text:p>12,701</text:p>
          </table:table-cell>
          <table:table-cell office:value-type="float" office:value="47421" table:style-name="ce11">
            <text:p>47,421</text:p>
          </table:table-cell>
          <table:table-cell office:value-type="float" office:value="24715" table:style-name="ce11">
            <text:p>24,715</text:p>
          </table:table-cell>
          <table:table-cell office:value-type="float" office:value="22706" table:style-name="ce10">
            <text:p>22,7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639" table:style-name="ce53">
            <text:p>10,639</text:p>
          </table:table-cell>
          <table:table-cell office:value-type="float" office:value="39365" table:style-name="ce11">
            <text:p>39,365</text:p>
          </table:table-cell>
          <table:table-cell office:value-type="float" office:value="20312" table:style-name="ce11">
            <text:p>20,312</text:p>
          </table:table-cell>
          <table:table-cell office:value-type="float" office:value="19053" table:style-name="ce10">
            <text:p>19,0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030" table:style-name="ce53">
            <text:p>14,030</text:p>
          </table:table-cell>
          <table:table-cell office:value-type="float" office:value="46103" table:style-name="ce11">
            <text:p>46,103</text:p>
          </table:table-cell>
          <table:table-cell office:value-type="float" office:value="23663" table:style-name="ce11">
            <text:p>23,663</text:p>
          </table:table-cell>
          <table:table-cell office:value-type="float" office:value="22440" table:style-name="ce10">
            <text:p>22,4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4" table:style-name="ce53">
            <text:p>6,824</text:p>
          </table:table-cell>
          <table:table-cell office:value-type="float" office:value="23809" table:style-name="ce11">
            <text:p>23,809</text:p>
          </table:table-cell>
          <table:table-cell office:value-type="float" office:value="12512" table:style-name="ce11">
            <text:p>12,512</text:p>
          </table:table-cell>
          <table:table-cell office:value-type="float" office:value="11297" table:style-name="ce10">
            <text:p>11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054" table:style-name="ce53">
            <text:p>11,054</text:p>
          </table:table-cell>
          <table:table-cell office:value-type="float" office:value="36769" table:style-name="ce11">
            <text:p>36,769</text:p>
          </table:table-cell>
          <table:table-cell office:value-type="float" office:value="19026" table:style-name="ce11">
            <text:p>19,026</text:p>
          </table:table-cell>
          <table:table-cell office:value-type="float" office:value="17743" table:style-name="ce10">
            <text:p>17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27" table:style-name="ce53">
            <text:p>9,027</text:p>
          </table:table-cell>
          <table:table-cell office:value-type="float" office:value="32680" table:style-name="ce11">
            <text:p>32,680</text:p>
          </table:table-cell>
          <table:table-cell office:value-type="float" office:value="17176" table:style-name="ce11">
            <text:p>17,176</text:p>
          </table:table-cell>
          <table:table-cell office:value-type="float" office:value="15504" table:style-name="ce10">
            <text:p>15,5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497" table:style-name="ce53">
            <text:p>10,497</text:p>
          </table:table-cell>
          <table:table-cell office:value-type="float" office:value="34774" table:style-name="ce11">
            <text:p>34,774</text:p>
          </table:table-cell>
          <table:table-cell office:value-type="float" office:value="17931" table:style-name="ce11">
            <text:p>17,931</text:p>
          </table:table-cell>
          <table:table-cell office:value-type="float" office:value="16843" table:style-name="ce10">
            <text:p>16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34" table:style-name="ce53">
            <text:p>10,934</text:p>
          </table:table-cell>
          <table:table-cell office:value-type="float" office:value="37712" table:style-name="ce11">
            <text:p>37,712</text:p>
          </table:table-cell>
          <table:table-cell office:value-type="float" office:value="19545" table:style-name="ce11">
            <text:p>19,545</text:p>
          </table:table-cell>
          <table:table-cell office:value-type="float" office:value="18167" table:style-name="ce10">
            <text:p>18,1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51" table:style-name="ce53">
            <text:p>12,851</text:p>
          </table:table-cell>
          <table:table-cell office:value-type="float" office:value="43277" table:style-name="ce11">
            <text:p>43,277</text:p>
          </table:table-cell>
          <table:table-cell office:value-type="float" office:value="22248" table:style-name="ce11">
            <text:p>22,248</text:p>
          </table:table-cell>
          <table:table-cell office:value-type="float" office:value="21029" table:style-name="ce10">
            <text:p>21,0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06" table:style-name="ce53">
            <text:p>5,306</text:p>
          </table:table-cell>
          <table:table-cell office:value-type="float" office:value="15438" table:style-name="ce11">
            <text:p>15,438</text:p>
          </table:table-cell>
          <table:table-cell office:value-type="float" office:value="8102" table:style-name="ce11">
            <text:p>8,102</text:p>
          </table:table-cell>
          <table:table-cell office:value-type="float" office:value="7336" table:style-name="ce10">
            <text:p>7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36" table:style-name="ce53">
            <text:p>7,936</text:p>
          </table:table-cell>
          <table:table-cell office:value-type="float" office:value="27510" table:style-name="ce11">
            <text:p>27,510</text:p>
          </table:table-cell>
          <table:table-cell office:value-type="float" office:value="14209" table:style-name="ce11">
            <text:p>14,209</text:p>
          </table:table-cell>
          <table:table-cell office:value-type="float" office:value="13301" table:style-name="ce10">
            <text:p>13,3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06" table:style-name="ce53">
            <text:p>9,006</text:p>
          </table:table-cell>
          <table:table-cell office:value-type="float" office:value="30735" table:style-name="ce11">
            <text:p>30,735</text:p>
          </table:table-cell>
          <table:table-cell office:value-type="float" office:value="15959" table:style-name="ce11">
            <text:p>15,959</text:p>
          </table:table-cell>
          <table:table-cell office:value-type="float" office:value="14776" table:style-name="ce10">
            <text:p>14,7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28" table:style-name="ce53">
            <text:p>10,128</text:p>
          </table:table-cell>
          <table:table-cell office:value-type="float" office:value="33925" table:style-name="ce11">
            <text:p>33,925</text:p>
          </table:table-cell>
          <table:table-cell office:value-type="float" office:value="17930" table:style-name="ce11">
            <text:p>17,930</text:p>
          </table:table-cell>
          <table:table-cell office:value-type="float" office:value="15995" table:style-name="ce10">
            <text:p>15,9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86" table:style-name="ce53">
            <text:p>5,286</text:p>
          </table:table-cell>
          <table:table-cell office:value-type="float" office:value="17176" table:style-name="ce11">
            <text:p>17,176</text:p>
          </table:table-cell>
          <table:table-cell office:value-type="float" office:value="9291" table:style-name="ce11">
            <text:p>9,291</text:p>
          </table:table-cell>
          <table:table-cell office:value-type="float" office:value="7885" table:style-name="ce10">
            <text:p>7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14" table:style-name="ce53">
            <text:p>4,614</text:p>
          </table:table-cell>
          <table:table-cell office:value-type="float" office:value="15418" table:style-name="ce11">
            <text:p>15,418</text:p>
          </table:table-cell>
          <table:table-cell office:value-type="float" office:value="8116" table:style-name="ce11">
            <text:p>8,116</text:p>
          </table:table-cell>
          <table:table-cell office:value-type="float" office:value="7302" table:style-name="ce10">
            <text:p>7,30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70" table:style-name="ce54">
            <text:p>8,970</text:p>
          </table:table-cell>
          <table:table-cell office:value-type="float" office:value="30311" table:style-name="ce18">
            <text:p>30,311</text:p>
          </table:table-cell>
          <table:table-cell office:value-type="float" office:value="15835" table:style-name="ce18">
            <text:p>15,835</text:p>
          </table:table-cell>
          <table:table-cell office:value-type="float" office:value="14476" table:style-name="ce17">
            <text:p>14,476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521" table:style-name="ce72">
            <text:p>177,521</text:p>
          </table:table-cell>
          <table:table-cell office:value-type="float" office:value="504098" table:style-name="ce80">
            <text:p>504,098</text:p>
          </table:table-cell>
          <table:table-cell office:value-type="float" office:value="258365" table:style-name="ce80">
            <text:p>258,365</text:p>
          </table:table-cell>
          <table:table-cell office:value-type="float" office:value="245733" table:style-name="ce74">
            <text:p>245,7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629" table:style-name="ce53">
            <text:p>34,629</text:p>
          </table:table-cell>
          <table:table-cell office:value-type="float" office:value="100797" table:style-name="ce11">
            <text:p>100,797</text:p>
          </table:table-cell>
          <table:table-cell office:value-type="float" office:value="50457" table:style-name="ce11">
            <text:p>50,457</text:p>
          </table:table-cell>
          <table:table-cell office:value-type="float" office:value="50340" table:style-name="ce10">
            <text:p>50,3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8990" table:style-name="ce53">
            <text:p>28,990</text:p>
          </table:table-cell>
          <table:table-cell office:value-type="float" office:value="81456" table:style-name="ce11">
            <text:p>81,456</text:p>
          </table:table-cell>
          <table:table-cell office:value-type="float" office:value="40690" table:style-name="ce11">
            <text:p>40,690</text:p>
          </table:table-cell>
          <table:table-cell office:value-type="float" office:value="40766" table:style-name="ce10">
            <text:p>40,7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049" table:style-name="ce53">
            <text:p>33,049</text:p>
          </table:table-cell>
          <table:table-cell office:value-type="float" office:value="98330" table:style-name="ce11">
            <text:p>98,330</text:p>
          </table:table-cell>
          <table:table-cell office:value-type="float" office:value="49722" table:style-name="ce11">
            <text:p>49,722</text:p>
          </table:table-cell>
          <table:table-cell office:value-type="float" office:value="48608" table:style-name="ce10">
            <text:p>48,6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072" table:style-name="ce53">
            <text:p>20,072</text:p>
          </table:table-cell>
          <table:table-cell office:value-type="float" office:value="55404" table:style-name="ce11">
            <text:p>55,404</text:p>
          </table:table-cell>
          <table:table-cell office:value-type="float" office:value="28433" table:style-name="ce11">
            <text:p>28,433</text:p>
          </table:table-cell>
          <table:table-cell office:value-type="float" office:value="26971" table:style-name="ce10">
            <text:p>26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93" table:style-name="ce53">
            <text:p>4,293</text:p>
          </table:table-cell>
          <table:table-cell office:value-type="float" office:value="10966" table:style-name="ce11">
            <text:p>10,966</text:p>
          </table:table-cell>
          <table:table-cell office:value-type="float" office:value="5703" table:style-name="ce11">
            <text:p>5,703</text:p>
          </table:table-cell>
          <table:table-cell office:value-type="float" office:value="5263" table:style-name="ce10">
            <text:p>5,2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16" table:style-name="ce53">
            <text:p>12,616</text:p>
          </table:table-cell>
          <table:table-cell office:value-type="float" office:value="39102" table:style-name="ce11">
            <text:p>39,102</text:p>
          </table:table-cell>
          <table:table-cell office:value-type="float" office:value="20584" table:style-name="ce11">
            <text:p>20,584</text:p>
          </table:table-cell>
          <table:table-cell office:value-type="float" office:value="18518" table:style-name="ce10">
            <text:p>18,5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887" table:style-name="ce53">
            <text:p>7,887</text:p>
          </table:table-cell>
          <table:table-cell office:value-type="float" office:value="17938" table:style-name="ce11">
            <text:p>17,938</text:p>
          </table:table-cell>
          <table:table-cell office:value-type="float" office:value="9577" table:style-name="ce11">
            <text:p>9,577</text:p>
          </table:table-cell>
          <table:table-cell office:value-type="float" office:value="8361" table:style-name="ce10">
            <text:p>8,3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25" table:style-name="ce53">
            <text:p>5,625</text:p>
          </table:table-cell>
          <table:table-cell office:value-type="float" office:value="14998" table:style-name="ce11">
            <text:p>14,998</text:p>
          </table:table-cell>
          <table:table-cell office:value-type="float" office:value="8154" table:style-name="ce11">
            <text:p>8,154</text:p>
          </table:table-cell>
          <table:table-cell office:value-type="float" office:value="6844" table:style-name="ce10">
            <text:p>6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6" table:style-name="ce53">
            <text:p>5,756</text:p>
          </table:table-cell>
          <table:table-cell office:value-type="float" office:value="16099" table:style-name="ce11">
            <text:p>16,099</text:p>
          </table:table-cell>
          <table:table-cell office:value-type="float" office:value="8480" table:style-name="ce11">
            <text:p>8,480</text:p>
          </table:table-cell>
          <table:table-cell office:value-type="float" office:value="7619" table:style-name="ce10">
            <text:p>7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85" table:style-name="ce53">
            <text:p>7,285</text:p>
          </table:table-cell>
          <table:table-cell office:value-type="float" office:value="18987" table:style-name="ce11">
            <text:p>18,987</text:p>
          </table:table-cell>
          <table:table-cell office:value-type="float" office:value="10271" table:style-name="ce11">
            <text:p>10,271</text:p>
          </table:table-cell>
          <table:table-cell office:value-type="float" office:value="8716" table:style-name="ce10">
            <text:p>8,7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56" table:style-name="ce53">
            <text:p>7,156</text:p>
          </table:table-cell>
          <table:table-cell office:value-type="float" office:value="17986" table:style-name="ce11">
            <text:p>17,986</text:p>
          </table:table-cell>
          <table:table-cell office:value-type="float" office:value="9441" table:style-name="ce11">
            <text:p>9,441</text:p>
          </table:table-cell>
          <table:table-cell office:value-type="float" office:value="8545" table:style-name="ce10">
            <text:p>8,5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46" table:style-name="ce53">
            <text:p>5,246</text:p>
          </table:table-cell>
          <table:table-cell office:value-type="float" office:value="16343" table:style-name="ce11">
            <text:p>16,343</text:p>
          </table:table-cell>
          <table:table-cell office:value-type="float" office:value="8751" table:style-name="ce11">
            <text:p>8,751</text:p>
          </table:table-cell>
          <table:table-cell office:value-type="float" office:value="7592" table:style-name="ce10">
            <text:p>7,59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17" table:style-name="ce54">
            <text:p>4,917</text:p>
          </table:table-cell>
          <table:table-cell office:value-type="float" office:value="15692" table:style-name="ce18">
            <text:p>15,692</text:p>
          </table:table-cell>
          <table:table-cell office:value-type="float" office:value="8102" table:style-name="ce18">
            <text:p>8,102</text:p>
          </table:table-cell>
          <table:table-cell office:value-type="float" office:value="7590" table:style-name="ce17">
            <text:p>7,59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9635" table:style-name="ce72">
            <text:p>239,635</text:p>
          </table:table-cell>
          <table:table-cell office:value-type="float" office:value="693525" table:style-name="ce80">
            <text:p>693,525</text:p>
          </table:table-cell>
          <table:table-cell office:value-type="float" office:value="360118" table:style-name="ce80">
            <text:p>360,118</text:p>
          </table:table-cell>
          <table:table-cell office:value-type="float" office:value="333407" table:style-name="ce74">
            <text:p>333,4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7958" table:style-name="ce53">
            <text:p>37,958</text:p>
          </table:table-cell>
          <table:table-cell office:value-type="float" office:value="108538" table:style-name="ce11">
            <text:p>108,538</text:p>
          </table:table-cell>
          <table:table-cell office:value-type="float" office:value="54067" table:style-name="ce11">
            <text:p>54,067</text:p>
          </table:table-cell>
          <table:table-cell office:value-type="float" office:value="54471" table:style-name="ce10">
            <text:p>54,4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26" table:style-name="ce53">
            <text:p>15,826</text:p>
          </table:table-cell>
          <table:table-cell office:value-type="float" office:value="45203" table:style-name="ce11">
            <text:p>45,203</text:p>
          </table:table-cell>
          <table:table-cell office:value-type="float" office:value="22990" table:style-name="ce11">
            <text:p>22,990</text:p>
          </table:table-cell>
          <table:table-cell office:value-type="float" office:value="22213" table:style-name="ce10">
            <text:p>22,2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837" table:style-name="ce53">
            <text:p>24,837</text:p>
          </table:table-cell>
          <table:table-cell office:value-type="float" office:value="70915" table:style-name="ce11">
            <text:p>70,915</text:p>
          </table:table-cell>
          <table:table-cell office:value-type="float" office:value="35944" table:style-name="ce11">
            <text:p>35,944</text:p>
          </table:table-cell>
          <table:table-cell office:value-type="float" office:value="34971" table:style-name="ce10">
            <text:p>34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614" table:style-name="ce53">
            <text:p>14,614</text:p>
          </table:table-cell>
          <table:table-cell office:value-type="float" office:value="46498" table:style-name="ce11">
            <text:p>46,498</text:p>
          </table:table-cell>
          <table:table-cell office:value-type="float" office:value="23543" table:style-name="ce11">
            <text:p>23,543</text:p>
          </table:table-cell>
          <table:table-cell office:value-type="float" office:value="22955" table:style-name="ce10">
            <text:p>22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31" table:style-name="ce53">
            <text:p>9,331</text:p>
          </table:table-cell>
          <table:table-cell office:value-type="float" office:value="29182" table:style-name="ce11">
            <text:p>29,182</text:p>
          </table:table-cell>
          <table:table-cell office:value-type="float" office:value="15226" table:style-name="ce11">
            <text:p>15,226</text:p>
          </table:table-cell>
          <table:table-cell office:value-type="float" office:value="13956" table:style-name="ce10">
            <text:p>13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15" table:style-name="ce53">
            <text:p>15,915</text:p>
          </table:table-cell>
          <table:table-cell office:value-type="float" office:value="40547" table:style-name="ce11">
            <text:p>40,547</text:p>
          </table:table-cell>
          <table:table-cell office:value-type="float" office:value="20979" table:style-name="ce11">
            <text:p>20,979</text:p>
          </table:table-cell>
          <table:table-cell office:value-type="float" office:value="19568" table:style-name="ce10">
            <text:p>19,5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76" table:style-name="ce53">
            <text:p>10,976</text:p>
          </table:table-cell>
          <table:table-cell office:value-type="float" office:value="31923" table:style-name="ce11">
            <text:p>31,923</text:p>
          </table:table-cell>
          <table:table-cell office:value-type="float" office:value="16844" table:style-name="ce11">
            <text:p>16,844</text:p>
          </table:table-cell>
          <table:table-cell office:value-type="float" office:value="15079" table:style-name="ce10">
            <text:p>15,0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98" table:style-name="ce53">
            <text:p>6,698</text:p>
          </table:table-cell>
          <table:table-cell office:value-type="float" office:value="19400" table:style-name="ce11">
            <text:p>19,400</text:p>
          </table:table-cell>
          <table:table-cell office:value-type="float" office:value="10420" table:style-name="ce11">
            <text:p>10,420</text:p>
          </table:table-cell>
          <table:table-cell office:value-type="float" office:value="8980" table:style-name="ce10">
            <text:p>8,9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22" table:style-name="ce53">
            <text:p>9,322</text:p>
          </table:table-cell>
          <table:table-cell office:value-type="float" office:value="29053" table:style-name="ce11">
            <text:p>29,053</text:p>
          </table:table-cell>
          <table:table-cell office:value-type="float" office:value="15245" table:style-name="ce11">
            <text:p>15,245</text:p>
          </table:table-cell>
          <table:table-cell office:value-type="float" office:value="13808" table:style-name="ce10">
            <text:p>13,8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5976" table:style-name="ce53">
            <text:p>5,976</text:p>
          </table:table-cell>
          <table:table-cell office:value-type="float" office:value="18311" table:style-name="ce11">
            <text:p>18,311</text:p>
          </table:table-cell>
          <table:table-cell office:value-type="float" office:value="9554" table:style-name="ce11">
            <text:p>9,554</text:p>
          </table:table-cell>
          <table:table-cell office:value-type="float" office:value="8757" table:style-name="ce10">
            <text:p>8,7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1" table:style-name="ce53">
            <text:p>8,921</text:p>
          </table:table-cell>
          <table:table-cell office:value-type="float" office:value="27411" table:style-name="ce11">
            <text:p>27,411</text:p>
          </table:table-cell>
          <table:table-cell office:value-type="float" office:value="14679" table:style-name="ce11">
            <text:p>14,679</text:p>
          </table:table-cell>
          <table:table-cell office:value-type="float" office:value="12732" table:style-name="ce10">
            <text:p>12,7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2" table:style-name="ce53">
            <text:p>8,512</text:p>
          </table:table-cell>
          <table:table-cell office:value-type="float" office:value="24982" table:style-name="ce11">
            <text:p>24,982</text:p>
          </table:table-cell>
          <table:table-cell office:value-type="float" office:value="13224" table:style-name="ce11">
            <text:p>13,224</text:p>
          </table:table-cell>
          <table:table-cell office:value-type="float" office:value="11758" table:style-name="ce10">
            <text:p>11,7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207" table:style-name="ce53">
            <text:p>14,207</text:p>
          </table:table-cell>
          <table:table-cell office:value-type="float" office:value="45129" table:style-name="ce11">
            <text:p>45,129</text:p>
          </table:table-cell>
          <table:table-cell office:value-type="float" office:value="22687" table:style-name="ce11">
            <text:p>22,687</text:p>
          </table:table-cell>
          <table:table-cell office:value-type="float" office:value="22442" table:style-name="ce10">
            <text:p>22,4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26" table:style-name="ce53">
            <text:p>5,726</text:p>
          </table:table-cell>
          <table:table-cell office:value-type="float" office:value="15045" table:style-name="ce11">
            <text:p>15,045</text:p>
          </table:table-cell>
          <table:table-cell office:value-type="float" office:value="8291" table:style-name="ce11">
            <text:p>8,291</text:p>
          </table:table-cell>
          <table:table-cell office:value-type="float" office:value="6754" table:style-name="ce10">
            <text:p>6,7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50" table:style-name="ce53">
            <text:p>4,450</text:p>
          </table:table-cell>
          <table:table-cell office:value-type="float" office:value="13116" table:style-name="ce11">
            <text:p>13,116</text:p>
          </table:table-cell>
          <table:table-cell office:value-type="float" office:value="7070" table:style-name="ce11">
            <text:p>7,070</text:p>
          </table:table-cell>
          <table:table-cell office:value-type="float" office:value="6046" table:style-name="ce10">
            <text:p>6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12" table:style-name="ce53">
            <text:p>8,712</text:p>
          </table:table-cell>
          <table:table-cell office:value-type="float" office:value="24134" table:style-name="ce11">
            <text:p>24,134</text:p>
          </table:table-cell>
          <table:table-cell office:value-type="float" office:value="12927" table:style-name="ce11">
            <text:p>12,927</text:p>
          </table:table-cell>
          <table:table-cell office:value-type="float" office:value="11207" table:style-name="ce10">
            <text:p>11,2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295" table:style-name="ce53">
            <text:p>9,295</text:p>
          </table:table-cell>
          <table:table-cell office:value-type="float" office:value="26266" table:style-name="ce11">
            <text:p>26,266</text:p>
          </table:table-cell>
          <table:table-cell office:value-type="float" office:value="14361" table:style-name="ce11">
            <text:p>14,361</text:p>
          </table:table-cell>
          <table:table-cell office:value-type="float" office:value="11905" table:style-name="ce10">
            <text:p>11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36" table:style-name="ce53">
            <text:p>8,836</text:p>
          </table:table-cell>
          <table:table-cell office:value-type="float" office:value="24004" table:style-name="ce11">
            <text:p>24,004</text:p>
          </table:table-cell>
          <table:table-cell office:value-type="float" office:value="13019" table:style-name="ce11">
            <text:p>13,019</text:p>
          </table:table-cell>
          <table:table-cell office:value-type="float" office:value="10985" table:style-name="ce10">
            <text:p>10,9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13" table:style-name="ce53">
            <text:p>9,513</text:p>
          </table:table-cell>
          <table:table-cell office:value-type="float" office:value="27955" table:style-name="ce11">
            <text:p>27,955</text:p>
          </table:table-cell>
          <table:table-cell office:value-type="float" office:value="14858" table:style-name="ce11">
            <text:p>14,858</text:p>
          </table:table-cell>
          <table:table-cell office:value-type="float" office:value="13097" table:style-name="ce10">
            <text:p>13,09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10010" table:style-name="ce54">
            <text:p>10,010</text:p>
          </table:table-cell>
          <table:table-cell office:value-type="float" office:value="25913" table:style-name="ce18">
            <text:p>25,913</text:p>
          </table:table-cell>
          <table:table-cell office:value-type="float" office:value="14190" table:style-name="ce18">
            <text:p>14,190</text:p>
          </table:table-cell>
          <table:table-cell office:value-type="float" office:value="11723" table:style-name="ce17">
            <text:p>11,723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517" table:style-name="ce72">
            <text:p>182,517</text:p>
          </table:table-cell>
          <table:table-cell office:value-type="float" office:value="514134" table:style-name="ce80">
            <text:p>514,134</text:p>
          </table:table-cell>
          <table:table-cell office:value-type="float" office:value="267511" table:style-name="ce80">
            <text:p>267,511</text:p>
          </table:table-cell>
          <table:table-cell office:value-type="float" office:value="246623" table:style-name="ce74">
            <text:p>246,6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732" table:style-name="ce53">
            <text:p>12,732</text:p>
          </table:table-cell>
          <table:table-cell office:value-type="float" office:value="37568" table:style-name="ce11">
            <text:p>37,568</text:p>
          </table:table-cell>
          <table:table-cell office:value-type="float" office:value="19295" table:style-name="ce11">
            <text:p>19,295</text:p>
          </table:table-cell>
          <table:table-cell office:value-type="float" office:value="18273" table:style-name="ce10">
            <text:p>18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55" table:style-name="ce53">
            <text:p>15,655</text:p>
          </table:table-cell>
          <table:table-cell office:value-type="float" office:value="42594" table:style-name="ce11">
            <text:p>42,594</text:p>
          </table:table-cell>
          <table:table-cell office:value-type="float" office:value="21558" table:style-name="ce11">
            <text:p>21,558</text:p>
          </table:table-cell>
          <table:table-cell office:value-type="float" office:value="21036" table:style-name="ce10">
            <text:p>21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87" table:style-name="ce53">
            <text:p>9,987</text:p>
          </table:table-cell>
          <table:table-cell office:value-type="float" office:value="27397" table:style-name="ce11">
            <text:p>27,397</text:p>
          </table:table-cell>
          <table:table-cell office:value-type="float" office:value="14003" table:style-name="ce11">
            <text:p>14,003</text:p>
          </table:table-cell>
          <table:table-cell office:value-type="float" office:value="13394" table:style-name="ce10">
            <text:p>13,3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63" table:style-name="ce53">
            <text:p>11,363</text:p>
          </table:table-cell>
          <table:table-cell office:value-type="float" office:value="31332" table:style-name="ce11">
            <text:p>31,332</text:p>
          </table:table-cell>
          <table:table-cell office:value-type="float" office:value="16040" table:style-name="ce11">
            <text:p>16,040</text:p>
          </table:table-cell>
          <table:table-cell office:value-type="float" office:value="15292" table:style-name="ce10">
            <text:p>15,2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722" table:style-name="ce53">
            <text:p>24,722</text:p>
          </table:table-cell>
          <table:table-cell office:value-type="float" office:value="71845" table:style-name="ce11">
            <text:p>71,845</text:p>
          </table:table-cell>
          <table:table-cell office:value-type="float" office:value="36802" table:style-name="ce11">
            <text:p>36,802</text:p>
          </table:table-cell>
          <table:table-cell office:value-type="float" office:value="35043" table:style-name="ce10">
            <text:p>35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65" table:style-name="ce53">
            <text:p>5,365</text:p>
          </table:table-cell>
          <table:table-cell office:value-type="float" office:value="14862" table:style-name="ce11">
            <text:p>14,862</text:p>
          </table:table-cell>
          <table:table-cell office:value-type="float" office:value="7946" table:style-name="ce11">
            <text:p>7,946</text:p>
          </table:table-cell>
          <table:table-cell office:value-type="float" office:value="6916" table:style-name="ce10">
            <text:p>6,9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33" table:style-name="ce53">
            <text:p>10,633</text:p>
          </table:table-cell>
          <table:table-cell office:value-type="float" office:value="32328" table:style-name="ce11">
            <text:p>32,328</text:p>
          </table:table-cell>
          <table:table-cell office:value-type="float" office:value="17018" table:style-name="ce11">
            <text:p>17,018</text:p>
          </table:table-cell>
          <table:table-cell office:value-type="float" office:value="15310" table:style-name="ce10">
            <text:p>15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15" table:style-name="ce53">
            <text:p>8,915</text:p>
          </table:table-cell>
          <table:table-cell office:value-type="float" office:value="23606" table:style-name="ce11">
            <text:p>23,606</text:p>
          </table:table-cell>
          <table:table-cell office:value-type="float" office:value="12559" table:style-name="ce11">
            <text:p>12,559</text:p>
          </table:table-cell>
          <table:table-cell office:value-type="float" office:value="11047" table:style-name="ce10">
            <text:p>11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66" table:style-name="ce53">
            <text:p>9,266</text:p>
          </table:table-cell>
          <table:table-cell office:value-type="float" office:value="25162" table:style-name="ce11">
            <text:p>25,162</text:p>
          </table:table-cell>
          <table:table-cell office:value-type="float" office:value="13337" table:style-name="ce11">
            <text:p>13,337</text:p>
          </table:table-cell>
          <table:table-cell office:value-type="float" office:value="11825" table:style-name="ce10">
            <text:p>11,8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41" table:style-name="ce53">
            <text:p>7,441</text:p>
          </table:table-cell>
          <table:table-cell office:value-type="float" office:value="18727" table:style-name="ce11">
            <text:p>18,727</text:p>
          </table:table-cell>
          <table:table-cell office:value-type="float" office:value="9731" table:style-name="ce11">
            <text:p>9,731</text:p>
          </table:table-cell>
          <table:table-cell office:value-type="float" office:value="8996" table:style-name="ce10">
            <text:p>8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67" table:style-name="ce53">
            <text:p>5,767</text:p>
          </table:table-cell>
          <table:table-cell office:value-type="float" office:value="15723" table:style-name="ce11">
            <text:p>15,723</text:p>
          </table:table-cell>
          <table:table-cell office:value-type="float" office:value="8432" table:style-name="ce11">
            <text:p>8,432</text:p>
          </table:table-cell>
          <table:table-cell office:value-type="float" office:value="7291" table:style-name="ce10">
            <text:p>7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52" table:style-name="ce53">
            <text:p>18,052</text:p>
          </table:table-cell>
          <table:table-cell office:value-type="float" office:value="49951" table:style-name="ce11">
            <text:p>49,951</text:p>
          </table:table-cell>
          <table:table-cell office:value-type="float" office:value="25794" table:style-name="ce11">
            <text:p>25,794</text:p>
          </table:table-cell>
          <table:table-cell office:value-type="float" office:value="24157" table:style-name="ce10">
            <text:p>24,1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79" table:style-name="ce53">
            <text:p>15,979</text:p>
          </table:table-cell>
          <table:table-cell office:value-type="float" office:value="45265" table:style-name="ce11">
            <text:p>45,265</text:p>
          </table:table-cell>
          <table:table-cell office:value-type="float" office:value="23548" table:style-name="ce11">
            <text:p>23,548</text:p>
          </table:table-cell>
          <table:table-cell office:value-type="float" office:value="21717" table:style-name="ce10">
            <text:p>21,7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12" table:style-name="ce53">
            <text:p>11,712</text:p>
          </table:table-cell>
          <table:table-cell office:value-type="float" office:value="36142" table:style-name="ce11">
            <text:p>36,142</text:p>
          </table:table-cell>
          <table:table-cell office:value-type="float" office:value="19282" table:style-name="ce11">
            <text:p>19,282</text:p>
          </table:table-cell>
          <table:table-cell office:value-type="float" office:value="16860" table:style-name="ce10">
            <text:p>16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4" table:style-name="ce53">
            <text:p>6,764</text:p>
          </table:table-cell>
          <table:table-cell office:value-type="float" office:value="19714" table:style-name="ce11">
            <text:p>19,714</text:p>
          </table:table-cell>
          <table:table-cell office:value-type="float" office:value="10486" table:style-name="ce11">
            <text:p>10,486</text:p>
          </table:table-cell>
          <table:table-cell office:value-type="float" office:value="9228" table:style-name="ce10">
            <text:p>9,2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73" table:style-name="ce53">
            <text:p>4,273</text:p>
          </table:table-cell>
          <table:table-cell office:value-type="float" office:value="11672" table:style-name="ce11">
            <text:p>11,672</text:p>
          </table:table-cell>
          <table:table-cell office:value-type="float" office:value="6305" table:style-name="ce11">
            <text:p>6,305</text:p>
          </table:table-cell>
          <table:table-cell office:value-type="float" office:value="5367" table:style-name="ce10">
            <text:p>5,3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43" table:style-name="ce53">
            <text:p>1,943</text:p>
          </table:table-cell>
          <table:table-cell office:value-type="float" office:value="4589" table:style-name="ce11">
            <text:p>4,589</text:p>
          </table:table-cell>
          <table:table-cell office:value-type="float" office:value="2380" table:style-name="ce11">
            <text:p>2,380</text:p>
          </table:table-cell>
          <table:table-cell office:value-type="float" office:value="2209" table:style-name="ce10">
            <text:p>2,20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48" table:style-name="ce54">
            <text:p>1,948</text:p>
          </table:table-cell>
          <table:table-cell office:value-type="float" office:value="5657" table:style-name="ce18">
            <text:p>5,657</text:p>
          </table:table-cell>
          <table:table-cell office:value-type="float" office:value="2995" table:style-name="ce18">
            <text:p>2,995</text:p>
          </table:table-cell>
          <table:table-cell office:value-type="float" office:value="2662" table:style-name="ce17">
            <text:p>2,66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6056" table:style-name="ce72">
            <text:p>286,056</text:p>
          </table:table-cell>
          <table:table-cell office:value-type="float" office:value="834191" table:style-name="ce80">
            <text:p>834,191</text:p>
          </table:table-cell>
          <table:table-cell office:value-type="float" office:value="426839" table:style-name="ce80">
            <text:p>426,839</text:p>
          </table:table-cell>
          <table:table-cell office:value-type="float" office:value="407352" table:style-name="ce74">
            <text:p>407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076" table:style-name="ce53">
            <text:p>74,076</text:p>
          </table:table-cell>
          <table:table-cell office:value-type="float" office:value="201347" table:style-name="ce11">
            <text:p>201,347</text:p>
          </table:table-cell>
          <table:table-cell office:value-type="float" office:value="99667" table:style-name="ce11">
            <text:p>99,667</text:p>
          </table:table-cell>
          <table:table-cell office:value-type="float" office:value="101680" table:style-name="ce10">
            <text:p>101,6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441" table:style-name="ce53">
            <text:p>19,441</text:p>
          </table:table-cell>
          <table:table-cell office:value-type="float" office:value="54696" table:style-name="ce11">
            <text:p>54,696</text:p>
          </table:table-cell>
          <table:table-cell office:value-type="float" office:value="27335" table:style-name="ce11">
            <text:p>27,335</text:p>
          </table:table-cell>
          <table:table-cell office:value-type="float" office:value="27361" table:style-name="ce10">
            <text:p>27,3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670" table:style-name="ce53">
            <text:p>16,670</text:p>
          </table:table-cell>
          <table:table-cell office:value-type="float" office:value="48084" table:style-name="ce11">
            <text:p>48,084</text:p>
          </table:table-cell>
          <table:table-cell office:value-type="float" office:value="24320" table:style-name="ce11">
            <text:p>24,320</text:p>
          </table:table-cell>
          <table:table-cell office:value-type="float" office:value="23764" table:style-name="ce10">
            <text:p>23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27" table:style-name="ce53">
            <text:p>11,527</text:p>
          </table:table-cell>
          <table:table-cell office:value-type="float" office:value="30717" table:style-name="ce11">
            <text:p>30,717</text:p>
          </table:table-cell>
          <table:table-cell office:value-type="float" office:value="15746" table:style-name="ce11">
            <text:p>15,746</text:p>
          </table:table-cell>
          <table:table-cell office:value-type="float" office:value="14971" table:style-name="ce10">
            <text:p>14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906" table:style-name="ce53">
            <text:p>14,906</text:p>
          </table:table-cell>
          <table:table-cell office:value-type="float" office:value="51142" table:style-name="ce11">
            <text:p>51,142</text:p>
          </table:table-cell>
          <table:table-cell office:value-type="float" office:value="26503" table:style-name="ce11">
            <text:p>26,503</text:p>
          </table:table-cell>
          <table:table-cell office:value-type="float" office:value="24639" table:style-name="ce10">
            <text:p>24,6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107" table:style-name="ce53">
            <text:p>10,107</text:p>
          </table:table-cell>
          <table:table-cell office:value-type="float" office:value="30098" table:style-name="ce11">
            <text:p>30,098</text:p>
          </table:table-cell>
          <table:table-cell office:value-type="float" office:value="15651" table:style-name="ce11">
            <text:p>15,651</text:p>
          </table:table-cell>
          <table:table-cell office:value-type="float" office:value="14447" table:style-name="ce10">
            <text:p>14,4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780" table:style-name="ce53">
            <text:p>3,780</text:p>
          </table:table-cell>
          <table:table-cell office:value-type="float" office:value="11119" table:style-name="ce11">
            <text:p>11,119</text:p>
          </table:table-cell>
          <table:table-cell office:value-type="float" office:value="5784" table:style-name="ce11">
            <text:p>5,784</text:p>
          </table:table-cell>
          <table:table-cell office:value-type="float" office:value="5335" table:style-name="ce10">
            <text:p>5,3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55" table:style-name="ce53">
            <text:p>6,955</text:p>
          </table:table-cell>
          <table:table-cell office:value-type="float" office:value="22117" table:style-name="ce11">
            <text:p>22,117</text:p>
          </table:table-cell>
          <table:table-cell office:value-type="float" office:value="11443" table:style-name="ce11">
            <text:p>11,443</text:p>
          </table:table-cell>
          <table:table-cell office:value-type="float" office:value="10674" table:style-name="ce10">
            <text:p>10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83" table:style-name="ce53">
            <text:p>8,183</text:p>
          </table:table-cell>
          <table:table-cell office:value-type="float" office:value="26861" table:style-name="ce11">
            <text:p>26,861</text:p>
          </table:table-cell>
          <table:table-cell office:value-type="float" office:value="13667" table:style-name="ce11">
            <text:p>13,667</text:p>
          </table:table-cell>
          <table:table-cell office:value-type="float" office:value="13194" table:style-name="ce10">
            <text:p>13,1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42" table:style-name="ce53">
            <text:p>7,842</text:p>
          </table:table-cell>
          <table:table-cell office:value-type="float" office:value="26124" table:style-name="ce11">
            <text:p>26,124</text:p>
          </table:table-cell>
          <table:table-cell office:value-type="float" office:value="13580" table:style-name="ce11">
            <text:p>13,580</text:p>
          </table:table-cell>
          <table:table-cell office:value-type="float" office:value="12544" table:style-name="ce10">
            <text:p>12,5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08" table:style-name="ce53">
            <text:p>9,308</text:p>
          </table:table-cell>
          <table:table-cell office:value-type="float" office:value="24807" table:style-name="ce11">
            <text:p>24,807</text:p>
          </table:table-cell>
          <table:table-cell office:value-type="float" office:value="13189" table:style-name="ce11">
            <text:p>13,189</text:p>
          </table:table-cell>
          <table:table-cell office:value-type="float" office:value="11618" table:style-name="ce10">
            <text:p>11,6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00" table:style-name="ce53">
            <text:p>6,500</text:p>
          </table:table-cell>
          <table:table-cell office:value-type="float" office:value="20627" table:style-name="ce11">
            <text:p>20,627</text:p>
          </table:table-cell>
          <table:table-cell office:value-type="float" office:value="10785" table:style-name="ce11">
            <text:p>10,785</text:p>
          </table:table-cell>
          <table:table-cell office:value-type="float" office:value="9842" table:style-name="ce10">
            <text:p>9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582" table:style-name="ce53">
            <text:p>18,582</text:p>
          </table:table-cell>
          <table:table-cell office:value-type="float" office:value="55024" table:style-name="ce11">
            <text:p>55,024</text:p>
          </table:table-cell>
          <table:table-cell office:value-type="float" office:value="28452" table:style-name="ce11">
            <text:p>28,452</text:p>
          </table:table-cell>
          <table:table-cell office:value-type="float" office:value="26572" table:style-name="ce10">
            <text:p>26,5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39" table:style-name="ce53">
            <text:p>5,639</text:p>
          </table:table-cell>
          <table:table-cell office:value-type="float" office:value="17286" table:style-name="ce11">
            <text:p>17,286</text:p>
          </table:table-cell>
          <table:table-cell office:value-type="float" office:value="9170" table:style-name="ce11">
            <text:p>9,170</text:p>
          </table:table-cell>
          <table:table-cell office:value-type="float" office:value="8116" table:style-name="ce10">
            <text:p>8,1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2" table:style-name="ce53">
            <text:p>3,422</text:p>
          </table:table-cell>
          <table:table-cell office:value-type="float" office:value="9920" table:style-name="ce11">
            <text:p>9,920</text:p>
          </table:table-cell>
          <table:table-cell office:value-type="float" office:value="5270" table:style-name="ce11">
            <text:p>5,270</text:p>
          </table:table-cell>
          <table:table-cell office:value-type="float" office:value="4650" table:style-name="ce10">
            <text:p>4,6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12" table:style-name="ce53">
            <text:p>8,512</text:p>
          </table:table-cell>
          <table:table-cell office:value-type="float" office:value="24763" table:style-name="ce11">
            <text:p>24,763</text:p>
          </table:table-cell>
          <table:table-cell office:value-type="float" office:value="12973" table:style-name="ce11">
            <text:p>12,973</text:p>
          </table:table-cell>
          <table:table-cell office:value-type="float" office:value="11790" table:style-name="ce10">
            <text:p>11,7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04" table:style-name="ce53">
            <text:p>11,804</text:p>
          </table:table-cell>
          <table:table-cell office:value-type="float" office:value="35551" table:style-name="ce11">
            <text:p>35,551</text:p>
          </table:table-cell>
          <table:table-cell office:value-type="float" office:value="18441" table:style-name="ce11">
            <text:p>18,441</text:p>
          </table:table-cell>
          <table:table-cell office:value-type="float" office:value="17110" table:style-name="ce10">
            <text:p>17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87" table:style-name="ce53">
            <text:p>4,487</text:p>
          </table:table-cell>
          <table:table-cell office:value-type="float" office:value="15913" table:style-name="ce11">
            <text:p>15,913</text:p>
          </table:table-cell>
          <table:table-cell office:value-type="float" office:value="8083" table:style-name="ce11">
            <text:p>8,083</text:p>
          </table:table-cell>
          <table:table-cell office:value-type="float" office:value="7830" table:style-name="ce10">
            <text:p>7,8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71" table:style-name="ce53">
            <text:p>6,771</text:p>
          </table:table-cell>
          <table:table-cell office:value-type="float" office:value="18237" table:style-name="ce11">
            <text:p>18,237</text:p>
          </table:table-cell>
          <table:table-cell office:value-type="float" office:value="9343" table:style-name="ce11">
            <text:p>9,343</text:p>
          </table:table-cell>
          <table:table-cell office:value-type="float" office:value="8894" table:style-name="ce10">
            <text:p>8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12" table:style-name="ce53">
            <text:p>3,712</text:p>
          </table:table-cell>
          <table:table-cell office:value-type="float" office:value="10775" table:style-name="ce11">
            <text:p>10,775</text:p>
          </table:table-cell>
          <table:table-cell office:value-type="float" office:value="5515" table:style-name="ce11">
            <text:p>5,515</text:p>
          </table:table-cell>
          <table:table-cell office:value-type="float" office:value="5260" table:style-name="ce10">
            <text:p>5,2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4" table:style-name="ce53">
            <text:p>6,984</text:p>
          </table:table-cell>
          <table:table-cell office:value-type="float" office:value="19620" table:style-name="ce11">
            <text:p>19,620</text:p>
          </table:table-cell>
          <table:table-cell office:value-type="float" office:value="10187" table:style-name="ce11">
            <text:p>10,187</text:p>
          </table:table-cell>
          <table:table-cell office:value-type="float" office:value="9433" table:style-name="ce10">
            <text:p>9,4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46" table:style-name="ce53">
            <text:p>4,446</text:p>
          </table:table-cell>
          <table:table-cell office:value-type="float" office:value="12399" table:style-name="ce11">
            <text:p>12,399</text:p>
          </table:table-cell>
          <table:table-cell office:value-type="float" office:value="6820" table:style-name="ce11">
            <text:p>6,820</text:p>
          </table:table-cell>
          <table:table-cell office:value-type="float" office:value="5579" table:style-name="ce10">
            <text:p>5,5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64" table:style-name="ce53">
            <text:p>3,464</text:p>
          </table:table-cell>
          <table:table-cell office:value-type="float" office:value="8653" table:style-name="ce11">
            <text:p>8,653</text:p>
          </table:table-cell>
          <table:table-cell office:value-type="float" office:value="4663" table:style-name="ce11">
            <text:p>4,663</text:p>
          </table:table-cell>
          <table:table-cell office:value-type="float" office:value="3990" table:style-name="ce10">
            <text:p>3,9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6" table:style-name="ce53">
            <text:p>3,016</text:p>
          </table:table-cell>
          <table:table-cell office:value-type="float" office:value="7817" table:style-name="ce11">
            <text:p>7,817</text:p>
          </table:table-cell>
          <table:table-cell office:value-type="float" office:value="4263" table:style-name="ce11">
            <text:p>4,263</text:p>
          </table:table-cell>
          <table:table-cell office:value-type="float" office:value="3554" table:style-name="ce10">
            <text:p>3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16" table:style-name="ce53">
            <text:p>2,116</text:p>
          </table:table-cell>
          <table:table-cell office:value-type="float" office:value="5503" table:style-name="ce11">
            <text:p>5,503</text:p>
          </table:table-cell>
          <table:table-cell office:value-type="float" office:value="2939" table:style-name="ce11">
            <text:p>2,939</text:p>
          </table:table-cell>
          <table:table-cell office:value-type="float" office:value="2564" table:style-name="ce10">
            <text:p>2,5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10" table:style-name="ce53">
            <text:p>2,310</text:p>
          </table:table-cell>
          <table:table-cell office:value-type="float" office:value="7657" table:style-name="ce11">
            <text:p>7,657</text:p>
          </table:table-cell>
          <table:table-cell office:value-type="float" office:value="3864" table:style-name="ce11">
            <text:p>3,864</text:p>
          </table:table-cell>
          <table:table-cell office:value-type="float" office:value="3793" table:style-name="ce10">
            <text:p>3,7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5" table:style-name="ce53">
            <text:p>1,055</text:p>
          </table:table-cell>
          <table:table-cell office:value-type="float" office:value="3281" table:style-name="ce11">
            <text:p>3,281</text:p>
          </table:table-cell>
          <table:table-cell office:value-type="float" office:value="1692" table:style-name="ce11">
            <text:p>1,692</text:p>
          </table:table-cell>
          <table:table-cell office:value-type="float" office:value="1589" table:style-name="ce10">
            <text:p>1,5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52" table:style-name="ce53">
            <text:p>2,052</text:p>
          </table:table-cell>
          <table:table-cell office:value-type="float" office:value="6760" table:style-name="ce11">
            <text:p>6,760</text:p>
          </table:table-cell>
          <table:table-cell office:value-type="float" office:value="3442" table:style-name="ce11">
            <text:p>3,442</text:p>
          </table:table-cell>
          <table:table-cell office:value-type="float" office:value="3318" table:style-name="ce10">
            <text:p>3,3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31" table:style-name="ce53">
            <text:p>1,331</text:p>
          </table:table-cell>
          <table:table-cell office:value-type="float" office:value="5247" table:style-name="ce11">
            <text:p>5,247</text:p>
          </table:table-cell>
          <table:table-cell office:value-type="float" office:value="2758" table:style-name="ce11">
            <text:p>2,758</text:p>
          </table:table-cell>
          <table:table-cell office:value-type="float" office:value="2489" table:style-name="ce10">
            <text:p>2,4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28" table:style-name="ce53">
            <text:p>2,228</text:p>
          </table:table-cell>
          <table:table-cell office:value-type="float" office:value="7495" table:style-name="ce11">
            <text:p>7,495</text:p>
          </table:table-cell>
          <table:table-cell office:value-type="float" office:value="3804" table:style-name="ce11">
            <text:p>3,804</text:p>
          </table:table-cell>
          <table:table-cell office:value-type="float" office:value="3691" table:style-name="ce10">
            <text:p>3,6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76" table:style-name="ce53">
            <text:p>1,376</text:p>
          </table:table-cell>
          <table:table-cell office:value-type="float" office:value="4851" table:style-name="ce11">
            <text:p>4,851</text:p>
          </table:table-cell>
          <table:table-cell office:value-type="float" office:value="2498" table:style-name="ce11">
            <text:p>2,498</text:p>
          </table:table-cell>
          <table:table-cell office:value-type="float" office:value="2353" table:style-name="ce10">
            <text:p>2,3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53" table:style-name="ce53">
            <text:p>1,553</text:p>
          </table:table-cell>
          <table:table-cell office:value-type="float" office:value="4812" table:style-name="ce11">
            <text:p>4,812</text:p>
          </table:table-cell>
          <table:table-cell office:value-type="float" office:value="2491" table:style-name="ce11">
            <text:p>2,491</text:p>
          </table:table-cell>
          <table:table-cell office:value-type="float" office:value="2321" table:style-name="ce10">
            <text:p>2,32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901" table:style-name="ce54">
            <text:p>1,901</text:p>
          </table:table-cell>
          <table:table-cell office:value-type="float" office:value="4888" table:style-name="ce18">
            <text:p>4,888</text:p>
          </table:table-cell>
          <table:table-cell office:value-type="float" office:value="2501" table:style-name="ce18">
            <text:p>2,501</text:p>
          </table:table-cell>
          <table:table-cell office:value-type="float" office:value="2387" table:style-name="ce17">
            <text:p>2,387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657" table:style-name="ce72">
            <text:p>82,657</text:p>
          </table:table-cell>
          <table:table-cell office:value-type="float" office:value="220465" table:style-name="ce80">
            <text:p>220,465</text:p>
          </table:table-cell>
          <table:table-cell office:value-type="float" office:value="113979" table:style-name="ce80">
            <text:p>113,979</text:p>
          </table:table-cell>
          <table:table-cell office:value-type="float" office:value="106486" table:style-name="ce74">
            <text:p>106,4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620" table:style-name="ce53">
            <text:p>39,620</text:p>
          </table:table-cell>
          <table:table-cell office:value-type="float" office:value="106357" table:style-name="ce11">
            <text:p>106,357</text:p>
          </table:table-cell>
          <table:table-cell office:value-type="float" office:value="53341" table:style-name="ce11">
            <text:p>53,341</text:p>
          </table:table-cell>
          <table:table-cell office:value-type="float" office:value="53016" table:style-name="ce10">
            <text:p>53,0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04" table:style-name="ce53">
            <text:p>5,404</text:p>
          </table:table-cell>
          <table:table-cell office:value-type="float" office:value="14384" table:style-name="ce11">
            <text:p>14,384</text:p>
          </table:table-cell>
          <table:table-cell office:value-type="float" office:value="7599" table:style-name="ce11">
            <text:p>7,599</text:p>
          </table:table-cell>
          <table:table-cell office:value-type="float" office:value="6785" table:style-name="ce10">
            <text:p>6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3" table:style-name="ce53">
            <text:p>3,183</text:p>
          </table:table-cell>
          <table:table-cell office:value-type="float" office:value="8803" table:style-name="ce11">
            <text:p>8,803</text:p>
          </table:table-cell>
          <table:table-cell office:value-type="float" office:value="4595" table:style-name="ce11">
            <text:p>4,595</text:p>
          </table:table-cell>
          <table:table-cell office:value-type="float" office:value="4208" table:style-name="ce10">
            <text:p>4,2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77" table:style-name="ce53">
            <text:p>6,677</text:p>
          </table:table-cell>
          <table:table-cell office:value-type="float" office:value="17442" table:style-name="ce11">
            <text:p>17,442</text:p>
          </table:table-cell>
          <table:table-cell office:value-type="float" office:value="9219" table:style-name="ce11">
            <text:p>9,219</text:p>
          </table:table-cell>
          <table:table-cell office:value-type="float" office:value="8223" table:style-name="ce10">
            <text:p>8,2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00" table:style-name="ce53">
            <text:p>2,500</text:p>
          </table:table-cell>
          <table:table-cell office:value-type="float" office:value="6170" table:style-name="ce11">
            <text:p>6,170</text:p>
          </table:table-cell>
          <table:table-cell office:value-type="float" office:value="3214" table:style-name="ce11">
            <text:p>3,214</text:p>
          </table:table-cell>
          <table:table-cell office:value-type="float" office:value="2956" table:style-name="ce10">
            <text:p>2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63" table:style-name="ce53">
            <text:p>4,663</text:p>
          </table:table-cell>
          <table:table-cell office:value-type="float" office:value="11228" table:style-name="ce11">
            <text:p>11,228</text:p>
          </table:table-cell>
          <table:table-cell office:value-type="float" office:value="5991" table:style-name="ce11">
            <text:p>5,991</text:p>
          </table:table-cell>
          <table:table-cell office:value-type="float" office:value="5237" table:style-name="ce10">
            <text:p>5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71" table:style-name="ce53">
            <text:p>3,771</text:p>
          </table:table-cell>
          <table:table-cell office:value-type="float" office:value="8645" table:style-name="ce11">
            <text:p>8,645</text:p>
          </table:table-cell>
          <table:table-cell office:value-type="float" office:value="4783" table:style-name="ce11">
            <text:p>4,783</text:p>
          </table:table-cell>
          <table:table-cell office:value-type="float" office:value="3862" table:style-name="ce10">
            <text:p>3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0" table:style-name="ce53">
            <text:p>2,920</text:p>
          </table:table-cell>
          <table:table-cell office:value-type="float" office:value="7358" table:style-name="ce11">
            <text:p>7,358</text:p>
          </table:table-cell>
          <table:table-cell office:value-type="float" office:value="4168" table:style-name="ce11">
            <text:p>4,168</text:p>
          </table:table-cell>
          <table:table-cell office:value-type="float" office:value="3190" table:style-name="ce10">
            <text:p>3,1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48" table:style-name="ce53">
            <text:p>3,048</text:p>
          </table:table-cell>
          <table:table-cell office:value-type="float" office:value="7991" table:style-name="ce11">
            <text:p>7,991</text:p>
          </table:table-cell>
          <table:table-cell office:value-type="float" office:value="4267" table:style-name="ce11">
            <text:p>4,267</text:p>
          </table:table-cell>
          <table:table-cell office:value-type="float" office:value="3724" table:style-name="ce10">
            <text:p>3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22" table:style-name="ce53">
            <text:p>3,222</text:p>
          </table:table-cell>
          <table:table-cell office:value-type="float" office:value="8333" table:style-name="ce11">
            <text:p>8,333</text:p>
          </table:table-cell>
          <table:table-cell office:value-type="float" office:value="4341" table:style-name="ce11">
            <text:p>4,341</text:p>
          </table:table-cell>
          <table:table-cell office:value-type="float" office:value="3992" table:style-name="ce10">
            <text:p>3,9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11" table:style-name="ce53">
            <text:p>1,111</text:p>
          </table:table-cell>
          <table:table-cell office:value-type="float" office:value="3741" table:style-name="ce11">
            <text:p>3,741</text:p>
          </table:table-cell>
          <table:table-cell office:value-type="float" office:value="1956" table:style-name="ce11">
            <text:p>1,956</text:p>
          </table:table-cell>
          <table:table-cell office:value-type="float" office:value="1785" table:style-name="ce10">
            <text:p>1,7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69" table:style-name="ce53">
            <text:p>1,069</text:p>
          </table:table-cell>
          <table:table-cell office:value-type="float" office:value="3529" table:style-name="ce11">
            <text:p>3,529</text:p>
          </table:table-cell>
          <table:table-cell office:value-type="float" office:value="1895" table:style-name="ce11">
            <text:p>1,895</text:p>
          </table:table-cell>
          <table:table-cell office:value-type="float" office:value="1634" table:style-name="ce10">
            <text:p>1,6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90" table:style-name="ce53">
            <text:p>1,090</text:p>
          </table:table-cell>
          <table:table-cell office:value-type="float" office:value="4284" table:style-name="ce11">
            <text:p>4,284</text:p>
          </table:table-cell>
          <table:table-cell office:value-type="float" office:value="2285" table:style-name="ce11">
            <text:p>2,285</text:p>
          </table:table-cell>
          <table:table-cell office:value-type="float" office:value="1999" table:style-name="ce10">
            <text:p>1,9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48" table:style-name="ce53">
            <text:p>1,448</text:p>
          </table:table-cell>
          <table:table-cell office:value-type="float" office:value="3519" table:style-name="ce11">
            <text:p>3,519</text:p>
          </table:table-cell>
          <table:table-cell office:value-type="float" office:value="1915" table:style-name="ce11">
            <text:p>1,915</text:p>
          </table:table-cell>
          <table:table-cell office:value-type="float" office:value="1604" table:style-name="ce10">
            <text:p>1,6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23" table:style-name="ce53">
            <text:p>1,123</text:p>
          </table:table-cell>
          <table:table-cell office:value-type="float" office:value="3629" table:style-name="ce11">
            <text:p>3,629</text:p>
          </table:table-cell>
          <table:table-cell office:value-type="float" office:value="1857" table:style-name="ce11">
            <text:p>1,857</text:p>
          </table:table-cell>
          <table:table-cell office:value-type="float" office:value="1772" table:style-name="ce10">
            <text:p>1,77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08" table:style-name="ce54">
            <text:p>1,808</text:p>
          </table:table-cell>
          <table:table-cell office:value-type="float" office:value="5052" table:style-name="ce18">
            <text:p>5,052</text:p>
          </table:table-cell>
          <table:table-cell office:value-type="float" office:value="2553" table:style-name="ce18">
            <text:p>2,553</text:p>
          </table:table-cell>
          <table:table-cell office:value-type="float" office:value="2499" table:style-name="ce17">
            <text:p>2,499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473" table:style-name="ce72">
            <text:p>125,473</text:p>
          </table:table-cell>
          <table:table-cell office:value-type="float" office:value="330484" table:style-name="ce80">
            <text:p>330,484</text:p>
          </table:table-cell>
          <table:table-cell office:value-type="float" office:value="168045" table:style-name="ce80">
            <text:p>168,045</text:p>
          </table:table-cell>
          <table:table-cell office:value-type="float" office:value="162439" table:style-name="ce74">
            <text:p>162,4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87" table:style-name="ce53">
            <text:p>41,487</text:p>
          </table:table-cell>
          <table:table-cell office:value-type="float" office:value="105031" table:style-name="ce11">
            <text:p>105,031</text:p>
          </table:table-cell>
          <table:table-cell office:value-type="float" office:value="50714" table:style-name="ce11">
            <text:p>50,714</text:p>
          </table:table-cell>
          <table:table-cell office:value-type="float" office:value="54317" table:style-name="ce10">
            <text:p>54,3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89" table:style-name="ce53">
            <text:p>4,389</text:p>
          </table:table-cell>
          <table:table-cell office:value-type="float" office:value="10965" table:style-name="ce11">
            <text:p>10,965</text:p>
          </table:table-cell>
          <table:table-cell office:value-type="float" office:value="5699" table:style-name="ce11">
            <text:p>5,699</text:p>
          </table:table-cell>
          <table:table-cell office:value-type="float" office:value="5266" table:style-name="ce10">
            <text:p>5,2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00" table:style-name="ce53">
            <text:p>8,900</text:p>
          </table:table-cell>
          <table:table-cell office:value-type="float" office:value="24651" table:style-name="ce11">
            <text:p>24,651</text:p>
          </table:table-cell>
          <table:table-cell office:value-type="float" office:value="13116" table:style-name="ce11">
            <text:p>13,116</text:p>
          </table:table-cell>
          <table:table-cell office:value-type="float" office:value="11535" table:style-name="ce10">
            <text:p>11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81" table:style-name="ce53">
            <text:p>7,681</text:p>
          </table:table-cell>
          <table:table-cell office:value-type="float" office:value="20191" table:style-name="ce11">
            <text:p>20,191</text:p>
          </table:table-cell>
          <table:table-cell office:value-type="float" office:value="10399" table:style-name="ce11">
            <text:p>10,399</text:p>
          </table:table-cell>
          <table:table-cell office:value-type="float" office:value="9792" table:style-name="ce10">
            <text:p>9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828" table:style-name="ce53">
            <text:p>31,828</text:p>
          </table:table-cell>
          <table:table-cell office:value-type="float" office:value="83722" table:style-name="ce11">
            <text:p>83,722</text:p>
          </table:table-cell>
          <table:table-cell office:value-type="float" office:value="42230" table:style-name="ce11">
            <text:p>42,230</text:p>
          </table:table-cell>
          <table:table-cell office:value-type="float" office:value="41492" table:style-name="ce10">
            <text:p>41,4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129" table:style-name="ce53">
            <text:p>7,129</text:p>
          </table:table-cell>
          <table:table-cell office:value-type="float" office:value="18087" table:style-name="ce11">
            <text:p>18,087</text:p>
          </table:table-cell>
          <table:table-cell office:value-type="float" office:value="9637" table:style-name="ce11">
            <text:p>9,637</text:p>
          </table:table-cell>
          <table:table-cell office:value-type="float" office:value="8450" table:style-name="ce10">
            <text:p>8,4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32" table:style-name="ce53">
            <text:p>5,032</text:p>
          </table:table-cell>
          <table:table-cell office:value-type="float" office:value="12979" table:style-name="ce11">
            <text:p>12,979</text:p>
          </table:table-cell>
          <table:table-cell office:value-type="float" office:value="6903" table:style-name="ce11">
            <text:p>6,903</text:p>
          </table:table-cell>
          <table:table-cell office:value-type="float" office:value="6076" table:style-name="ce10">
            <text:p>6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4" table:style-name="ce53">
            <text:p>1,714</text:p>
          </table:table-cell>
          <table:table-cell office:value-type="float" office:value="4423" table:style-name="ce11">
            <text:p>4,423</text:p>
          </table:table-cell>
          <table:table-cell office:value-type="float" office:value="2462" table:style-name="ce11">
            <text:p>2,462</text:p>
          </table:table-cell>
          <table:table-cell office:value-type="float" office:value="1961" table:style-name="ce10">
            <text:p>1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33" table:style-name="ce53">
            <text:p>4,733</text:p>
          </table:table-cell>
          <table:table-cell office:value-type="float" office:value="11703" table:style-name="ce11">
            <text:p>11,703</text:p>
          </table:table-cell>
          <table:table-cell office:value-type="float" office:value="6328" table:style-name="ce11">
            <text:p>6,328</text:p>
          </table:table-cell>
          <table:table-cell office:value-type="float" office:value="5375" table:style-name="ce10">
            <text:p>5,3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08" table:style-name="ce53">
            <text:p>4,008</text:p>
          </table:table-cell>
          <table:table-cell office:value-type="float" office:value="10487" table:style-name="ce11">
            <text:p>10,487</text:p>
          </table:table-cell>
          <table:table-cell office:value-type="float" office:value="5701" table:style-name="ce11">
            <text:p>5,701</text:p>
          </table:table-cell>
          <table:table-cell office:value-type="float" office:value="4786" table:style-name="ce10">
            <text:p>4,7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83" table:style-name="ce53">
            <text:p>4,783</text:p>
          </table:table-cell>
          <table:table-cell office:value-type="float" office:value="15772" table:style-name="ce11">
            <text:p>15,772</text:p>
          </table:table-cell>
          <table:table-cell office:value-type="float" office:value="8141" table:style-name="ce11">
            <text:p>8,141</text:p>
          </table:table-cell>
          <table:table-cell office:value-type="float" office:value="7631" table:style-name="ce10">
            <text:p>7,6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95" table:style-name="ce53">
            <text:p>2,095</text:p>
          </table:table-cell>
          <table:table-cell office:value-type="float" office:value="6398" table:style-name="ce11">
            <text:p>6,398</text:p>
          </table:table-cell>
          <table:table-cell office:value-type="float" office:value="3388" table:style-name="ce11">
            <text:p>3,388</text:p>
          </table:table-cell>
          <table:table-cell office:value-type="float" office:value="3010" table:style-name="ce10">
            <text:p>3,01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94" table:style-name="ce54">
            <text:p>1,694</text:p>
          </table:table-cell>
          <table:table-cell office:value-type="float" office:value="6075" table:style-name="ce18">
            <text:p>6,075</text:p>
          </table:table-cell>
          <table:table-cell office:value-type="float" office:value="3327" table:style-name="ce18">
            <text:p>3,327</text:p>
          </table:table-cell>
          <table:table-cell office:value-type="float" office:value="2748" table:style-name="ce17">
            <text:p>2,74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385" table:style-name="ce72">
            <text:p>39,385</text:p>
          </table:table-cell>
          <table:table-cell office:value-type="float" office:value="103343" table:style-name="ce80">
            <text:p>103,343</text:p>
          </table:table-cell>
          <table:table-cell office:value-type="float" office:value="53217" table:style-name="ce80">
            <text:p>53,217</text:p>
          </table:table-cell>
          <table:table-cell office:value-type="float" office:value="50126" table:style-name="ce74">
            <text:p>50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4129" table:style-name="ce53">
            <text:p>24,129</text:p>
          </table:table-cell>
          <table:table-cell office:value-type="float" office:value="61804" table:style-name="ce11">
            <text:p>61,804</text:p>
          </table:table-cell>
          <table:table-cell office:value-type="float" office:value="31418" table:style-name="ce11">
            <text:p>31,418</text:p>
          </table:table-cell>
          <table:table-cell office:value-type="float" office:value="30386" table:style-name="ce10">
            <text:p>30,3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505" table:style-name="ce53">
            <text:p>5,505</text:p>
          </table:table-cell>
          <table:table-cell office:value-type="float" office:value="14444" table:style-name="ce11">
            <text:p>14,444</text:p>
          </table:table-cell>
          <table:table-cell office:value-type="float" office:value="7613" table:style-name="ce11">
            <text:p>7,613</text:p>
          </table:table-cell>
          <table:table-cell office:value-type="float" office:value="6831" table:style-name="ce10">
            <text:p>6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78" table:style-name="ce53">
            <text:p>3,378</text:p>
          </table:table-cell>
          <table:table-cell office:value-type="float" office:value="9772" table:style-name="ce11">
            <text:p>9,772</text:p>
          </table:table-cell>
          <table:table-cell office:value-type="float" office:value="5129" table:style-name="ce11">
            <text:p>5,129</text:p>
          </table:table-cell>
          <table:table-cell office:value-type="float" office:value="4643" table:style-name="ce10">
            <text:p>4,6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81" table:style-name="ce53">
            <text:p>2,981</text:p>
          </table:table-cell>
          <table:table-cell office:value-type="float" office:value="8389" table:style-name="ce11">
            <text:p>8,389</text:p>
          </table:table-cell>
          <table:table-cell office:value-type="float" office:value="4318" table:style-name="ce11">
            <text:p>4,318</text:p>
          </table:table-cell>
          <table:table-cell office:value-type="float" office:value="4071" table:style-name="ce10">
            <text:p>4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26" table:style-name="ce53">
            <text:p>2,026</text:p>
          </table:table-cell>
          <table:table-cell office:value-type="float" office:value="5155" table:style-name="ce11">
            <text:p>5,155</text:p>
          </table:table-cell>
          <table:table-cell office:value-type="float" office:value="2772" table:style-name="ce11">
            <text:p>2,772</text:p>
          </table:table-cell>
          <table:table-cell office:value-type="float" office:value="2383" table:style-name="ce10">
            <text:p>2,38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66" table:style-name="ce54">
            <text:p>1,366</text:p>
          </table:table-cell>
          <table:table-cell office:value-type="float" office:value="3779" table:style-name="ce18">
            <text:p>3,779</text:p>
          </table:table-cell>
          <table:table-cell office:value-type="float" office:value="1967" table:style-name="ce18">
            <text:p>1,967</text:p>
          </table:table-cell>
          <table:table-cell office:value-type="float" office:value="1812" table:style-name="ce17">
            <text:p>1,81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2116" table:style-name="ce72">
            <text:p>152,116</text:p>
          </table:table-cell>
          <table:table-cell office:value-type="float" office:value="371973" table:style-name="ce80">
            <text:p>371,973</text:p>
          </table:table-cell>
          <table:table-cell office:value-type="float" office:value="186382" table:style-name="ce80">
            <text:p>186,382</text:p>
          </table:table-cell>
          <table:table-cell office:value-type="float" office:value="185591" table:style-name="ce74">
            <text:p>185,59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557" table:style-name="ce53">
            <text:p>22,557</text:p>
          </table:table-cell>
          <table:table-cell office:value-type="float" office:value="52483" table:style-name="ce11">
            <text:p>52,483</text:p>
          </table:table-cell>
          <table:table-cell office:value-type="float" office:value="26824" table:style-name="ce11">
            <text:p>26,824</text:p>
          </table:table-cell>
          <table:table-cell office:value-type="float" office:value="25659" table:style-name="ce10">
            <text:p>25,65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293" table:style-name="ce53">
            <text:p>21,293</text:p>
          </table:table-cell>
          <table:table-cell office:value-type="float" office:value="54016" table:style-name="ce11">
            <text:p>54,016</text:p>
          </table:table-cell>
          <table:table-cell office:value-type="float" office:value="27193" table:style-name="ce11">
            <text:p>27,193</text:p>
          </table:table-cell>
          <table:table-cell office:value-type="float" office:value="26823" table:style-name="ce10">
            <text:p>26,82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570" table:style-name="ce53">
            <text:p>15,570</text:p>
          </table:table-cell>
          <table:table-cell office:value-type="float" office:value="38509" table:style-name="ce11">
            <text:p>38,509</text:p>
          </table:table-cell>
          <table:table-cell office:value-type="float" office:value="19365" table:style-name="ce11">
            <text:p>19,365</text:p>
          </table:table-cell>
          <table:table-cell office:value-type="float" office:value="19144" table:style-name="ce10">
            <text:p>19,14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64" table:style-name="ce53">
            <text:p>19,264</text:p>
          </table:table-cell>
          <table:table-cell office:value-type="float" office:value="44884" table:style-name="ce11">
            <text:p>44,884</text:p>
          </table:table-cell>
          <table:table-cell office:value-type="float" office:value="22193" table:style-name="ce11">
            <text:p>22,193</text:p>
          </table:table-cell>
          <table:table-cell office:value-type="float" office:value="22691" table:style-name="ce10">
            <text:p>22,691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22" table:style-name="ce53">
            <text:p>19,222</text:p>
          </table:table-cell>
          <table:table-cell office:value-type="float" office:value="47956" table:style-name="ce11">
            <text:p>47,956</text:p>
          </table:table-cell>
          <table:table-cell office:value-type="float" office:value="24326" table:style-name="ce11">
            <text:p>24,326</text:p>
          </table:table-cell>
          <table:table-cell office:value-type="float" office:value="23630" table:style-name="ce10">
            <text:p>23,63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3131" table:style-name="ce53">
            <text:p>33,131</text:p>
          </table:table-cell>
          <table:table-cell office:value-type="float" office:value="82257" table:style-name="ce11">
            <text:p>82,257</text:p>
          </table:table-cell>
          <table:table-cell office:value-type="float" office:value="40753" table:style-name="ce11">
            <text:p>40,753</text:p>
          </table:table-cell>
          <table:table-cell office:value-type="float" office:value="41504" table:style-name="ce10">
            <text:p>41,50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079" table:style-name="ce54">
            <text:p>21,079</text:p>
          </table:table-cell>
          <table:table-cell office:value-type="float" office:value="51868" table:style-name="ce18">
            <text:p>51,868</text:p>
          </table:table-cell>
          <table:table-cell office:value-type="float" office:value="25728" table:style-name="ce18">
            <text:p>25,728</text:p>
          </table:table-cell>
          <table:table-cell office:value-type="float" office:value="26140" table:style-name="ce17">
            <text:p>26,14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1044" table:style-name="ce72">
            <text:p>161,044</text:p>
          </table:table-cell>
          <table:table-cell office:value-type="float" office:value="438322" table:style-name="ce80">
            <text:p>438,322</text:p>
          </table:table-cell>
          <table:table-cell office:value-type="float" office:value="216616" table:style-name="ce80">
            <text:p>216,616</text:p>
          </table:table-cell>
          <table:table-cell office:value-type="float" office:value="221706" table:style-name="ce74">
            <text:p>221,7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8231" table:style-name="ce53">
            <text:p>78,231</text:p>
          </table:table-cell>
          <table:table-cell office:value-type="float" office:value="210690" table:style-name="ce11">
            <text:p>210,690</text:p>
          </table:table-cell>
          <table:table-cell office:value-type="float" office:value="103735" table:style-name="ce11">
            <text:p>103,735</text:p>
          </table:table-cell>
          <table:table-cell office:value-type="float" office:value="106955" table:style-name="ce10">
            <text:p>106,9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6002" table:style-name="ce53">
            <text:p>56,002</text:p>
          </table:table-cell>
          <table:table-cell office:value-type="float" office:value="150147" table:style-name="ce11">
            <text:p>150,147</text:p>
          </table:table-cell>
          <table:table-cell office:value-type="float" office:value="73501" table:style-name="ce11">
            <text:p>73,501</text:p>
          </table:table-cell>
          <table:table-cell office:value-type="float" office:value="76646" table:style-name="ce10">
            <text:p>76,64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811" table:style-name="ce54">
            <text:p>26,811</text:p>
          </table:table-cell>
          <table:table-cell office:value-type="float" office:value="77485" table:style-name="ce18">
            <text:p>77,485</text:p>
          </table:table-cell>
          <table:table-cell office:value-type="float" office:value="39380" table:style-name="ce18">
            <text:p>39,380</text:p>
          </table:table-cell>
          <table:table-cell office:value-type="float" office:value="38105" table:style-name="ce17">
            <text:p>38,105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9081" table:style-name="ce72">
            <text:p>99,081</text:p>
          </table:table-cell>
          <table:table-cell office:value-type="float" office:value="269938" table:style-name="ce80">
            <text:p>269,938</text:p>
          </table:table-cell>
          <table:table-cell office:value-type="float" office:value="131390" table:style-name="ce80">
            <text:p>131,390</text:p>
          </table:table-cell>
          <table:table-cell office:value-type="float" office:value="138548" table:style-name="ce74">
            <text:p>138,5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392" table:style-name="ce53">
            <text:p>45,392</text:p>
          </table:table-cell>
          <table:table-cell office:value-type="float" office:value="122459" table:style-name="ce11">
            <text:p>122,459</text:p>
          </table:table-cell>
          <table:table-cell office:value-type="float" office:value="59121" table:style-name="ce11">
            <text:p>59,121</text:p>
          </table:table-cell>
          <table:table-cell office:value-type="float" office:value="63338" table:style-name="ce10">
            <text:p>63,33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689" table:style-name="ce54">
            <text:p>53,689</text:p>
          </table:table-cell>
          <table:table-cell office:value-type="float" office:value="147479" table:style-name="ce18">
            <text:p>147,479</text:p>
          </table:table-cell>
          <table:table-cell office:value-type="float" office:value="72269" table:style-name="ce18">
            <text:p>72,269</text:p>
          </table:table-cell>
          <table:table-cell office:value-type="float" office:value="75210" table:style-name="ce17">
            <text:p>75,21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407" table:style-name="ce72">
            <text:p>39,407</text:p>
          </table:table-cell>
          <table:table-cell office:value-type="float" office:value="135342" table:style-name="ce80">
            <text:p>135,342</text:p>
          </table:table-cell>
          <table:table-cell office:value-type="float" office:value="67643" table:style-name="ce80">
            <text:p>67,643</text:p>
          </table:table-cell>
          <table:table-cell office:value-type="float" office:value="67699" table:style-name="ce74">
            <text:p>67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793" table:style-name="ce53">
            <text:p>12,793</text:p>
          </table:table-cell>
          <table:table-cell office:value-type="float" office:value="42824" table:style-name="ce11">
            <text:p>42,824</text:p>
          </table:table-cell>
          <table:table-cell office:value-type="float" office:value="21391" table:style-name="ce11">
            <text:p>21,391</text:p>
          </table:table-cell>
          <table:table-cell office:value-type="float" office:value="21433" table:style-name="ce10">
            <text:p>21,4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769" table:style-name="ce53">
            <text:p>8,769</text:p>
          </table:table-cell>
          <table:table-cell office:value-type="float" office:value="28840" table:style-name="ce11">
            <text:p>28,840</text:p>
          </table:table-cell>
          <table:table-cell office:value-type="float" office:value="14520" table:style-name="ce11">
            <text:p>14,520</text:p>
          </table:table-cell>
          <table:table-cell office:value-type="float" office:value="14320" table:style-name="ce10">
            <text:p>14,3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66" table:style-name="ce53">
            <text:p>6,266</text:p>
          </table:table-cell>
          <table:table-cell office:value-type="float" office:value="20364" table:style-name="ce11">
            <text:p>20,364</text:p>
          </table:table-cell>
          <table:table-cell office:value-type="float" office:value="10075" table:style-name="ce11">
            <text:p>10,075</text:p>
          </table:table-cell>
          <table:table-cell office:value-type="float" office:value="10289" table:style-name="ce10">
            <text:p>10,2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346" table:style-name="ce53">
            <text:p>8,346</text:p>
          </table:table-cell>
          <table:table-cell office:value-type="float" office:value="30068" table:style-name="ce11">
            <text:p>30,068</text:p>
          </table:table-cell>
          <table:table-cell office:value-type="float" office:value="15146" table:style-name="ce11">
            <text:p>15,146</text:p>
          </table:table-cell>
          <table:table-cell office:value-type="float" office:value="14922" table:style-name="ce10">
            <text:p>14,9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00" table:style-name="ce53">
            <text:p>3,100</text:p>
          </table:table-cell>
          <table:table-cell office:value-type="float" office:value="12567" table:style-name="ce11">
            <text:p>12,567</text:p>
          </table:table-cell>
          <table:table-cell office:value-type="float" office:value="6171" table:style-name="ce11">
            <text:p>6,171</text:p>
          </table:table-cell>
          <table:table-cell office:value-type="float" office:value="6396" table:style-name="ce10">
            <text:p>6,39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4">
            <text:p>133</text:p>
          </table:table-cell>
          <table:table-cell office:value-type="float" office:value="679" table:style-name="ce18">
            <text:p>679</text:p>
          </table:table-cell>
          <table:table-cell office:value-type="float" office:value="340" table:style-name="ce18">
            <text:p>340</text:p>
          </table:table-cell>
          <table:table-cell office:value-type="float" office:value="339" table:style-name="ce17">
            <text:p>33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3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717" table:style-name="ce72">
            <text:p>2,717</text:p>
          </table:table-cell>
          <table:table-cell office:value-type="float" office:value="12678" table:style-name="ce80">
            <text:p>12,678</text:p>
          </table:table-cell>
          <table:table-cell office:value-type="float" office:value="7225" table:style-name="ce80">
            <text:p>7,225</text:p>
          </table:table-cell>
          <table:table-cell office:value-type="float" office:value="5453" table:style-name="ce74">
            <text:p>5,4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570" table:style-name="ce53">
            <text:p>1,570</text:p>
          </table:table-cell>
          <table:table-cell office:value-type="float" office:value="7413" table:style-name="ce11">
            <text:p>7,413</text:p>
          </table:table-cell>
          <table:table-cell office:value-type="float" office:value="4162" table:style-name="ce11">
            <text:p>4,162</text:p>
          </table:table-cell>
          <table:table-cell office:value-type="float" office:value="3251" table:style-name="ce10">
            <text:p>3,2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36" table:style-name="ce53">
            <text:p>536</text:p>
          </table:table-cell>
          <table:table-cell office:value-type="float" office:value="2364" table:style-name="ce11">
            <text:p>2,364</text:p>
          </table:table-cell>
          <table:table-cell office:value-type="float" office:value="1318" table:style-name="ce11">
            <text:p>1,318</text:p>
          </table:table-cell>
          <table:table-cell office:value-type="float" office:value="1046" table:style-name="ce10">
            <text:p>1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4" table:style-name="ce53">
            <text:p>284</text:p>
          </table:table-cell>
          <table:table-cell office:value-type="float" office:value="1588" table:style-name="ce11">
            <text:p>1,588</text:p>
          </table:table-cell>
          <table:table-cell office:value-type="float" office:value="959" table:style-name="ce11">
            <text:p>959</text:p>
          </table:table-cell>
          <table:table-cell office:value-type="float" office:value="629" table:style-name="ce10">
            <text:p>62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27" table:style-name="ce54">
            <text:p>327</text:p>
          </table:table-cell>
          <table:table-cell office:value-type="float" office:value="1313" table:style-name="ce18">
            <text:p>1,313</text:p>
          </table:table-cell>
          <table:table-cell office:value-type="float" office:value="786" table:style-name="ce18">
            <text:p>786</text:p>
          </table:table-cell>
          <table:table-cell office:value-type="float" office:value="527" table:style-name="ce17">
            <text:p>52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7-04-06T07:48:43Z</dc:date>
    <meta:print-date>2016-06-01T09:05:34Z</meta:print-date>
  </office:meta>
</office:document-meta>
</file>